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Itme" svg:font-family="Itme"/>
    <style:font-face style:name="Lohit Hindi1" svg:font-family="'Lohit Hindi'"/>
    <style:font-face style:name="Lucidiatypewriter" svg:font-family="Lucidiatypewriter" style:font-family-generic="modern"/>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P1" style:family="paragraph" style:parent-style-name="Contents_20_4">
      <style:paragraph-properties>
        <style:tab-stops>
          <style:tab-stop style:position="6.3354in" style:type="right" style:leader-style="dotted" style:leader-text="."/>
        </style:tab-stops>
      </style:paragraph-properties>
    </style:style>
    <style:style style:name="P2" style:family="paragraph" style:parent-style-name="Standard">
      <style:paragraph-properties fo:text-align="center" style:justify-single-word="false"/>
      <style:text-properties fo:font-size="15pt" fo:font-weight="bold" officeooo:paragraph-rsid="00133f98" style:font-size-asian="15pt" style:font-weight-asian="bold" style:font-size-complex="15pt" style:font-weight-complex="bold"/>
    </style:style>
    <style:style style:name="P3" style:family="paragraph" style:parent-style-name="Standard">
      <style:paragraph-properties fo:text-align="justify" style:justify-single-word="false"/>
      <style:text-properties fo:font-size="15pt" fo:font-weight="bold" officeooo:paragraph-rsid="00133f98"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24pt" fo:font-style="italic" fo:font-weight="bold" officeooo:paragraph-rsid="00133f98" style:font-size-asian="24pt" style:font-style-asian="italic" style:font-weight-asian="bold" style:font-size-complex="24pt" style:font-style-complex="italic" style:font-weight-complex="bold"/>
    </style:style>
    <style:style style:name="P5" style:family="paragraph" style:parent-style-name="Standard" style:list-style-name="">
      <style:paragraph-properties style:text-autospace="none"/>
      <style:text-properties style:font-name="lucidatypewriter" fo:font-size="10pt" style:font-name-asian="lucidatypewriter" style:font-size-asian="10pt" style:font-name-complex="lucidatypewriter" style:font-size-complex="10pt"/>
    </style:style>
    <style:style style:name="P6" style:family="paragraph" style:parent-style-name="Standard">
      <style:text-properties style:font-name="lucidatypewriter" fo:font-size="10pt" officeooo:paragraph-rsid="002b40e6" style:font-name-asian="lucidatypewriter" style:font-size-asian="10pt" style:font-name-complex="lucidatypewriter" style:font-size-complex="10pt"/>
    </style:style>
    <style:style style:name="P7" style:family="paragraph" style:parent-style-name="Standard">
      <style:text-properties style:font-name="lucidatypewriter" fo:font-size="10pt" officeooo:paragraph-rsid="004043a1" style:font-name-asian="lucidatypewriter" style:font-size-asian="10pt" style:font-name-complex="lucidatypewriter" style:font-size-complex="10pt"/>
    </style:style>
    <style:style style:name="P8" style:family="paragraph" style:parent-style-name="Standard">
      <style:text-properties style:font-name="lucidatypewriter" fo:font-size="10pt" officeooo:paragraph-rsid="0045d399" style:font-name-asian="lucidatypewriter" style:font-size-asian="10pt" style:font-name-complex="lucidatypewriter" style:font-size-complex="10pt"/>
    </style:style>
    <style:style style:name="P9" style:family="paragraph" style:parent-style-name="Standard">
      <style:paragraph-properties fo:text-align="justify" style:justify-single-word="false"/>
      <style:text-properties style:font-name="lucidatypewriter" fo:font-size="10pt" officeooo:paragraph-rsid="0049e4c0" style:font-name-asian="lucidatypewriter" style:font-size-asian="10pt" style:font-name-complex="lucidatypewriter" style:font-size-complex="10pt"/>
    </style:style>
    <style:style style:name="P10" style:family="paragraph" style:parent-style-name="Standard" style:list-style-name="">
      <style:paragraph-properties style:text-autospace="none"/>
      <style:text-properties fo:color="#000000" style:font-name="lucidatypewriter" fo:font-size="10pt" style:font-name-asian="lucidatypewriter" style:font-size-asian="10pt" style:font-name-complex="lucidatypewriter" style:font-size-complex="10pt"/>
    </style:style>
    <style:style style:name="P11" style:family="paragraph" style:parent-style-name="Standard" style:list-style-name="">
      <style:paragraph-properties style:text-autospace="none"/>
      <style:text-properties fo:color="#000000" style:font-name="lucidatypewriter" fo:font-size="10pt" officeooo:paragraph-rsid="002a4320" style:font-name-asian="lucidatypewriter" style:font-size-asian="10pt" style:font-name-complex="lucidatypewriter" style:font-size-complex="10pt"/>
    </style:style>
    <style:style style:name="P12" style:family="paragraph" style:parent-style-name="Standard">
      <style:paragraph-properties fo:text-align="justify" style:justify-single-word="false"/>
      <style:text-properties fo:color="#000000" style:font-name="lucidatypewriter" fo:font-size="10pt" officeooo:paragraph-rsid="002887de" style:font-name-asian="lucidatypewriter" style:font-size-asian="10pt" style:font-name-complex="lucidatypewriter" style:font-size-complex="10pt"/>
    </style:style>
    <style:style style:name="P13" style:family="paragraph" style:parent-style-name="Standard" style:list-style-name="">
      <style:paragraph-properties fo:text-align="justify" style:justify-single-word="false" style:text-autospace="none"/>
      <style:text-properties fo:color="#000000" style:font-name="lucidatypewriter" fo:font-size="10pt" style:font-name-asian="lucidatypewriter" style:font-size-asian="10pt" style:font-name-complex="lucidatypewriter" style:font-size-complex="10pt"/>
    </style:style>
    <style:style style:name="P14" style:family="paragraph" style:parent-style-name="Standard">
      <style:text-properties fo:color="#000000" style:font-name="lucidatypewriter" fo:font-size="10pt" officeooo:paragraph-rsid="002b40e6" style:font-name-asian="lucidatypewriter" style:font-size-asian="10pt" style:font-name-complex="lucidatypewriter" style:font-size-complex="10pt"/>
    </style:style>
    <style:style style:name="P15" style:family="paragraph" style:parent-style-name="Standard">
      <style:text-properties fo:color="#000000" style:font-name="lucidatypewriter" fo:font-size="10pt" officeooo:paragraph-rsid="0023f7b7" style:font-name-asian="lucidatypewriter" style:font-size-asian="10pt" style:font-name-complex="lucidatypewriter" style:font-size-complex="10pt"/>
    </style:style>
    <style:style style:name="P16" style:family="paragraph" style:parent-style-name="Standard">
      <style:text-properties fo:color="#000000" style:font-name="lucidatypewriter" fo:font-size="10pt" officeooo:paragraph-rsid="00352e6c" style:font-name-asian="lucidatypewriter" style:font-size-asian="10pt" style:font-name-complex="lucidatypewriter" style:font-size-complex="10pt"/>
    </style:style>
    <style:style style:name="P17" style:family="paragraph" style:parent-style-name="Standard">
      <style:text-properties fo:color="#000000" style:font-name="Times New Roman" fo:font-size="12pt" officeooo:paragraph-rsid="002b40e6" style:font-name-asian="lucidatypewriter" style:font-size-asian="10.5pt" style:font-name-complex="lucidatypewriter" style:font-size-complex="12pt"/>
    </style:style>
    <style:style style:name="P18" style:family="paragraph" style:parent-style-name="Standard" style:list-style-name="">
      <style:paragraph-properties style:text-autospace="none"/>
      <style:text-properties officeooo:paragraph-rsid="0044be7b"/>
    </style:style>
    <style:style style:name="P19" style:family="paragraph" style:parent-style-name="Standard">
      <style:paragraph-properties fo:text-align="justify" style:justify-single-word="false"/>
      <style:text-properties officeooo:paragraph-rsid="00352e6c"/>
    </style:style>
    <style:style style:name="P20" style:family="paragraph" style:parent-style-name="Standard" style:list-style-name="">
      <style:paragraph-properties style:text-autospace="none"/>
      <style:text-properties fo:color="#0000ff" style:font-name="lucidatypewriter" fo:font-size="10pt" style:font-name-asian="lucidatypewriter" style:font-size-asian="10pt" style:font-name-complex="lucidatypewriter" style:font-size-complex="10pt"/>
    </style:style>
    <style:style style:name="P21" style:family="paragraph" style:parent-style-name="Standard" style:list-style-name="">
      <style:paragraph-properties fo:text-align="justify" style:justify-single-word="false" style:text-autospace="none"/>
      <style:text-properties fo:color="#0000ff" style:font-name="lucidatypewriter" fo:font-size="10pt" style:font-name-asian="lucidatypewriter" style:font-size-asian="10pt" style:font-name-complex="lucidatypewriter" style:font-size-complex="10pt"/>
    </style:style>
    <style:style style:name="P22" style:family="paragraph" style:parent-style-name="Standard">
      <style:paragraph-properties fo:text-align="justify" style:justify-single-word="false"/>
      <style:text-properties fo:color="#0000ff" style:font-name="lucidatypewriter" fo:font-size="10pt" officeooo:paragraph-rsid="0045d94a" style:font-name-asian="lucidatypewriter" style:font-size-asian="10pt" style:font-name-complex="lucidatypewriter" style:font-size-complex="10pt"/>
    </style:style>
    <style:style style:name="P23" style:family="paragraph" style:parent-style-name="Standard">
      <style:paragraph-properties fo:text-align="justify" style:justify-single-word="false"/>
      <style:text-properties fo:color="#0000ff" style:font-name="lucidatypewriter" fo:font-size="10pt" officeooo:paragraph-rsid="00483753" style:font-name-asian="lucidatypewriter" style:font-size-asian="10pt" style:font-name-complex="lucidatypewriter" style:font-size-complex="10pt"/>
    </style:style>
    <style:style style:name="P24" style:family="paragraph" style:parent-style-name="Standard">
      <style:paragraph-properties fo:text-align="justify" style:justify-single-word="false"/>
      <style:text-properties fo:color="#0000ff" style:font-name="lucidatypewriter" fo:font-size="10pt" officeooo:paragraph-rsid="0049e4c0" style:font-name-asian="lucidatypewriter" style:font-size-asian="10pt" style:font-name-complex="lucidatypewriter" style:font-size-complex="10pt"/>
    </style:style>
    <style:style style:name="P25" style:family="paragraph" style:parent-style-name="Standard" style:list-style-name="">
      <style:paragraph-properties style:text-autospace="none"/>
      <style:text-properties style:font-name="Times New Roman" fo:font-size="12pt" officeooo:paragraph-rsid="004043a1" style:font-name-asian="lucidatypewriter" style:font-size-asian="12pt" style:font-name-complex="lucidatypewriter" style:font-size-complex="12pt"/>
    </style:style>
    <style:style style:name="P26" style:family="paragraph" style:parent-style-name="Text_20_body">
      <style:paragraph-properties fo:text-align="justify" style:justify-single-word="false"/>
      <style:text-properties fo:font-size="15pt" fo:font-weight="bold" style:font-size-asian="15pt" style:font-weight-asian="bold" style:font-size-complex="15pt" style:font-weight-complex="bold"/>
    </style:style>
    <style:style style:name="P27" style:family="paragraph" style:parent-style-name="Text_20_body">
      <style:paragraph-properties fo:text-align="justify" style:justify-single-word="false"/>
      <style:text-properties style:font-name="Times New Roman" fo:font-size="12pt" officeooo:paragraph-rsid="00133f98" style:font-size-asian="12pt" style:font-size-complex="12pt"/>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1368bc"/>
    </style:style>
    <style:style style:name="P30" style:family="paragraph" style:parent-style-name="Text_20_body" style:list-style-name="L1">
      <style:paragraph-properties fo:text-align="justify" style:justify-single-word="false"/>
      <style:text-properties officeooo:paragraph-rsid="001368bc"/>
    </style:style>
    <style:style style:name="P31" style:family="paragraph" style:parent-style-name="Text_20_body">
      <style:paragraph-properties fo:text-align="justify" style:justify-single-word="false"/>
      <style:text-properties officeooo:paragraph-rsid="00155728"/>
    </style:style>
    <style:style style:name="P32" style:family="paragraph" style:parent-style-name="Text_20_body">
      <style:paragraph-properties fo:text-align="justify" style:justify-single-word="false"/>
      <style:text-properties officeooo:paragraph-rsid="00173534"/>
    </style:style>
    <style:style style:name="P33" style:family="paragraph" style:parent-style-name="Text_20_body">
      <style:paragraph-properties fo:text-align="justify" style:justify-single-word="false"/>
      <style:text-properties officeooo:paragraph-rsid="001803cd"/>
    </style:style>
    <style:style style:name="P34" style:family="paragraph" style:parent-style-name="Text_20_body">
      <style:paragraph-properties fo:text-align="justify" style:justify-single-word="false"/>
      <style:text-properties officeooo:paragraph-rsid="00189a0e"/>
    </style:style>
    <style:style style:name="P35" style:family="paragraph" style:parent-style-name="Text_20_body">
      <style:paragraph-properties fo:text-align="justify" style:justify-single-word="false"/>
      <style:text-properties officeooo:paragraph-rsid="001b4919"/>
    </style:style>
    <style:style style:name="P36" style:family="paragraph" style:parent-style-name="Text_20_body">
      <style:paragraph-properties fo:text-align="justify" style:justify-single-word="false"/>
      <style:text-properties officeooo:paragraph-rsid="001bf840"/>
    </style:style>
    <style:style style:name="P37" style:family="paragraph" style:parent-style-name="Text_20_body">
      <style:paragraph-properties fo:text-align="justify" style:justify-single-word="false"/>
      <style:text-properties officeooo:paragraph-rsid="001e7551"/>
    </style:style>
    <style:style style:name="P38" style:family="paragraph" style:parent-style-name="Text_20_body">
      <style:paragraph-properties fo:text-align="justify" style:justify-single-word="false"/>
      <style:text-properties officeooo:paragraph-rsid="0022d27f"/>
    </style:style>
    <style:style style:name="P39" style:family="paragraph" style:parent-style-name="Text_20_body">
      <style:paragraph-properties fo:text-align="justify" style:justify-single-word="false"/>
      <style:text-properties officeooo:paragraph-rsid="0025d314"/>
    </style:style>
    <style:style style:name="P40" style:family="paragraph" style:parent-style-name="Text_20_body">
      <style:paragraph-properties fo:text-align="justify" style:justify-single-word="false"/>
      <style:text-properties officeooo:paragraph-rsid="002887de"/>
    </style:style>
    <style:style style:name="P41" style:family="paragraph" style:parent-style-name="Text_20_body">
      <style:paragraph-properties fo:text-align="justify" style:justify-single-word="false"/>
      <style:text-properties officeooo:paragraph-rsid="002b40e6"/>
    </style:style>
    <style:style style:name="P42" style:family="paragraph" style:parent-style-name="Text_20_body">
      <style:paragraph-properties fo:text-align="justify" style:justify-single-word="false"/>
      <style:text-properties officeooo:paragraph-rsid="002cf643"/>
    </style:style>
    <style:style style:name="P43" style:family="paragraph" style:parent-style-name="Text_20_body" style:list-style-name="L3">
      <style:paragraph-properties fo:text-align="justify" style:justify-single-word="false"/>
      <style:text-properties officeooo:paragraph-rsid="002f3d6b"/>
    </style:style>
    <style:style style:name="P44" style:family="paragraph" style:parent-style-name="Text_20_body">
      <style:paragraph-properties fo:text-align="justify" style:justify-single-word="false"/>
      <style:text-properties officeooo:paragraph-rsid="002f46fa"/>
    </style:style>
    <style:style style:name="P45" style:family="paragraph" style:parent-style-name="Text_20_body">
      <style:paragraph-properties fo:text-align="justify" style:justify-single-word="false"/>
      <style:text-properties officeooo:paragraph-rsid="00352e6c"/>
    </style:style>
    <style:style style:name="P46" style:family="paragraph" style:parent-style-name="Text_20_body">
      <style:paragraph-properties fo:text-align="justify" style:justify-single-word="false"/>
      <style:text-properties officeooo:paragraph-rsid="00395c11"/>
    </style:style>
    <style:style style:name="P47" style:family="paragraph" style:parent-style-name="Text_20_body">
      <style:paragraph-properties fo:text-align="justify" style:justify-single-word="false"/>
      <style:text-properties officeooo:paragraph-rsid="003be1e0"/>
    </style:style>
    <style:style style:name="P48" style:family="paragraph" style:parent-style-name="Text_20_body">
      <style:paragraph-properties fo:text-align="justify" style:justify-single-word="false"/>
      <style:text-properties officeooo:paragraph-rsid="004043a1"/>
    </style:style>
    <style:style style:name="P49" style:family="paragraph" style:parent-style-name="Text_20_body" style:list-style-name="L4">
      <style:paragraph-properties fo:text-align="justify" style:justify-single-word="false"/>
      <style:text-properties officeooo:paragraph-rsid="0025d314"/>
    </style:style>
    <style:style style:name="P50" style:family="paragraph" style:parent-style-name="Text_20_body" style:list-style-name="L4">
      <style:paragraph-properties fo:text-align="justify" style:justify-single-word="false"/>
      <style:text-properties officeooo:paragraph-rsid="0044fbdc"/>
    </style:style>
    <style:style style:name="P51" style:family="paragraph" style:parent-style-name="Text_20_body">
      <style:paragraph-properties fo:text-align="justify" style:justify-single-word="false"/>
      <style:text-properties officeooo:paragraph-rsid="0045d94a"/>
    </style:style>
    <style:style style:name="P52" style:family="paragraph" style:parent-style-name="Text_20_body">
      <style:paragraph-properties fo:text-align="justify" style:justify-single-word="false"/>
      <style:text-properties officeooo:paragraph-rsid="004cc1a2"/>
    </style:style>
    <style:style style:name="P53" style:family="paragraph" style:parent-style-name="Text_20_body">
      <style:paragraph-properties fo:text-align="justify" style:justify-single-word="false"/>
      <style:text-properties officeooo:paragraph-rsid="004dee08"/>
    </style:style>
    <style:style style:name="P54" style:family="paragraph" style:parent-style-name="Text_20_body">
      <style:paragraph-properties fo:text-align="justify" style:justify-single-word="false"/>
      <style:text-properties fo:font-weight="bold" officeooo:paragraph-rsid="001b4919" style:font-weight-asian="bold" style:font-weight-complex="bold"/>
    </style:style>
    <style:style style:name="P55" style:family="paragraph" style:parent-style-name="Text_20_body">
      <style:paragraph-properties fo:text-align="justify" style:justify-single-word="false"/>
      <style:text-properties fo:font-weight="bold" officeooo:paragraph-rsid="001bf840" style:font-weight-asian="bold" style:font-weight-complex="bold"/>
    </style:style>
    <style:style style:name="P56" style:family="paragraph" style:parent-style-name="Text_20_body">
      <style:paragraph-properties fo:text-align="justify" style:justify-single-word="false"/>
      <style:text-properties style:use-window-font-color="true" style:font-name="lucidatypewriter" fo:font-size="10pt" officeooo:paragraph-rsid="001d8b5a" style:font-name-asian="lucidatypewriter" style:font-size-asian="10pt" style:font-name-complex="lucidatypewriter" style:font-size-complex="10pt"/>
    </style:style>
    <style:style style:name="P57" style:family="paragraph" style:parent-style-name="Text_20_body">
      <style:text-properties officeooo:paragraph-rsid="0023f7b7"/>
    </style:style>
    <style:style style:name="P58" style:family="paragraph" style:parent-style-name="Text_20_body">
      <style:text-properties officeooo:paragraph-rsid="002887de"/>
    </style:style>
    <style:style style:name="P59" style:family="paragraph" style:parent-style-name="Text_20_body">
      <style:text-properties officeooo:paragraph-rsid="002b40e6"/>
    </style:style>
    <style:style style:name="P60" style:family="paragraph" style:parent-style-name="Text_20_body">
      <style:text-properties officeooo:paragraph-rsid="00352e6c"/>
    </style:style>
    <style:style style:name="P61" style:family="paragraph" style:parent-style-name="Text_20_body">
      <style:text-properties officeooo:paragraph-rsid="004043a1"/>
    </style:style>
    <style:style style:name="P62" style:family="paragraph" style:parent-style-name="Text_20_body" style:list-style-name="L5">
      <style:text-properties officeooo:paragraph-rsid="0045d399"/>
    </style:style>
    <style:style style:name="P63" style:family="paragraph" style:parent-style-name="Text_20_body">
      <style:text-properties officeooo:paragraph-rsid="0045d399"/>
    </style:style>
    <style:style style:name="P64" style:family="paragraph" style:parent-style-name="Heading_20_1">
      <style:paragraph-properties fo:text-align="justify" style:justify-single-word="false"/>
    </style:style>
    <style:style style:name="P65" style:family="paragraph" style:parent-style-name="Heading_20_1">
      <style:paragraph-properties fo:text-align="justify" style:justify-single-word="false"/>
      <style:text-properties officeooo:paragraph-rsid="0022d27f"/>
    </style:style>
    <style:style style:name="P66" style:family="paragraph" style:parent-style-name="Heading_20_1" style:list-style-name="">
      <style:paragraph-properties fo:text-align="justify" style:justify-single-word="false"/>
    </style:style>
    <style:style style:name="P67" style:family="paragraph" style:parent-style-name="Heading_20_1">
      <style:paragraph-properties fo:text-align="justify" style:justify-single-word="false" fo:break-before="page"/>
    </style:style>
    <style:style style:name="P68" style:family="paragraph" style:parent-style-name="Heading_20_2">
      <style:paragraph-properties fo:text-align="justify" style:justify-single-word="false"/>
    </style:style>
    <style:style style:name="P69" style:family="paragraph" style:parent-style-name="Heading_20_2">
      <style:text-properties officeooo:paragraph-rsid="0023f7b7"/>
    </style:style>
    <style:style style:name="P70" style:family="paragraph" style:parent-style-name="Heading_20_3">
      <style:paragraph-properties fo:text-align="justify" style:justify-single-word="false"/>
    </style:style>
    <style:style style:name="P71" style:family="paragraph" style:parent-style-name="Heading_20_3">
      <style:paragraph-properties fo:text-align="justify" style:justify-single-word="false"/>
      <style:text-properties officeooo:paragraph-rsid="00133f98"/>
    </style:style>
    <style:style style:name="P72" style:family="paragraph" style:parent-style-name="Heading_20_3">
      <style:paragraph-properties fo:text-align="justify" style:justify-single-word="false"/>
      <style:text-properties officeooo:paragraph-rsid="00173534"/>
    </style:style>
    <style:style style:name="P73" style:family="paragraph" style:parent-style-name="Heading_20_3">
      <style:text-properties officeooo:paragraph-rsid="0025d314"/>
    </style:style>
    <style:style style:name="P74" style:family="paragraph" style:parent-style-name="Heading_20_3">
      <style:text-properties officeooo:paragraph-rsid="004043a1"/>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Contents_20_1">
      <style:paragraph-properties>
        <style:tab-stops>
          <style:tab-stop style:position="6.9252in" style:type="right" style:leader-style="dotted" style:leader-text="."/>
        </style:tab-stops>
      </style:paragraph-properties>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88622"/>
    </style:style>
    <style:style style:name="T2" style:family="text">
      <style:text-properties fo:font-style="normal" officeooo:rsid="00188622" style:font-style-asian="normal" style:font-style-complex="normal"/>
    </style:style>
    <style:style style:name="T3" style:family="text">
      <style:text-properties fo:font-style="normal" officeooo:rsid="001368bc" style:font-style-asian="normal" style:font-style-complex="normal"/>
    </style:style>
    <style:style style:name="T4" style:family="text">
      <style:text-properties fo:font-style="normal" officeooo:rsid="00173534" style:font-style-asian="normal" style:font-style-complex="normal"/>
    </style:style>
    <style:style style:name="T5" style:family="text">
      <style:text-properties fo:font-style="normal" officeooo:rsid="001e7551" style:font-style-asian="normal" style:font-style-complex="normal"/>
    </style:style>
    <style:style style:name="T6" style:family="text">
      <style:text-properties fo:font-style="normal" officeooo:rsid="0023f7b7" style:font-style-asian="normal" style:font-style-complex="normal"/>
    </style:style>
    <style:style style:name="T7" style:family="text">
      <style:text-properties fo:font-style="normal" officeooo:rsid="0025d314" style:font-style-asian="normal" style:font-style-complex="normal"/>
    </style:style>
    <style:style style:name="T8" style:family="text">
      <style:text-properties fo:font-style="normal" officeooo:rsid="0026b6bc" style:font-style-asian="normal" style:font-style-complex="normal"/>
    </style:style>
    <style:style style:name="T9" style:family="text">
      <style:text-properties fo:font-style="normal" officeooo:rsid="002887de" style:font-style-asian="normal" style:font-style-complex="normal"/>
    </style:style>
    <style:style style:name="T10" style:family="text">
      <style:text-properties fo:font-style="normal" officeooo:rsid="002a4320" style:font-style-asian="normal" style:font-style-complex="normal"/>
    </style:style>
    <style:style style:name="T11" style:family="text">
      <style:text-properties fo:font-style="normal" officeooo:rsid="002b40e6" style:font-style-asian="normal" style:font-style-complex="normal"/>
    </style:style>
    <style:style style:name="T12" style:family="text">
      <style:text-properties fo:font-style="normal" officeooo:rsid="002cf643" style:font-style-asian="normal" style:font-style-complex="normal"/>
    </style:style>
    <style:style style:name="T13" style:family="text">
      <style:text-properties fo:font-style="normal" officeooo:rsid="002f3d6b" style:font-style-asian="normal" style:font-style-complex="normal"/>
    </style:style>
    <style:style style:name="T14" style:family="text">
      <style:text-properties fo:font-style="normal" officeooo:rsid="00325b50" style:font-style-asian="normal" style:font-style-complex="normal"/>
    </style:style>
    <style:style style:name="T15" style:family="text">
      <style:text-properties fo:font-style="normal" officeooo:rsid="00352e6c" style:font-style-asian="normal" style:font-style-complex="normal"/>
    </style:style>
    <style:style style:name="T16" style:family="text">
      <style:text-properties fo:font-style="normal" officeooo:rsid="0036e772" style:font-style-asian="normal" style:font-style-complex="normal"/>
    </style:style>
    <style:style style:name="T17" style:family="text">
      <style:text-properties fo:font-style="normal" officeooo:rsid="003be1e0" style:font-style-asian="normal" style:font-style-complex="normal"/>
    </style:style>
    <style:style style:name="T18" style:family="text">
      <style:text-properties fo:font-style="normal" officeooo:rsid="003c7e84" style:font-style-asian="normal" style:font-style-complex="normal"/>
    </style:style>
    <style:style style:name="T19" style:family="text">
      <style:text-properties fo:font-style="normal" officeooo:rsid="003d53db" style:font-style-asian="normal" style:font-style-complex="normal"/>
    </style:style>
    <style:style style:name="T20" style:family="text">
      <style:text-properties fo:font-style="normal" officeooo:rsid="004043a1" style:font-style-asian="normal" style:font-style-complex="normal"/>
    </style:style>
    <style:style style:name="T21" style:family="text">
      <style:text-properties fo:font-style="normal" officeooo:rsid="0045d399" style:font-style-asian="normal" style:font-style-complex="normal"/>
    </style:style>
    <style:style style:name="T22" style:family="text">
      <style:text-properties fo:font-style="normal" officeooo:rsid="0045d94a" style:font-style-asian="normal" style:font-style-complex="normal"/>
    </style:style>
    <style:style style:name="T23" style:family="text">
      <style:text-properties fo:font-style="normal" officeooo:rsid="004dee08" style:font-style-asian="normal" style:font-style-complex="normal"/>
    </style:style>
    <style:style style:name="T24" style:family="text">
      <style:text-properties fo:font-style="normal" officeooo:rsid="004e20cd" style:font-style-asian="normal" style:font-style-complex="normal"/>
    </style:style>
    <style:style style:name="T25" style:family="text">
      <style:text-properties officeooo:rsid="00133f98"/>
    </style:style>
    <style:style style:name="T26" style:family="text">
      <style:text-properties fo:color="#000000"/>
    </style:style>
    <style:style style:name="T27" style:family="text">
      <style:text-properties fo:color="#000000" style:font-name="lucidatypewriter" fo:font-size="10pt" style:font-name-asian="lucidatypewriter" style:font-size-asian="10pt" style:font-name-complex="lucidatypewriter" style:font-size-complex="10pt"/>
    </style:style>
    <style:style style:name="T28" style:family="text">
      <style:text-properties fo:color="#000000" style:font-name="lucidatypewriter" fo:font-size="10pt" officeooo:rsid="00133f98" style:font-name-asian="lucidatypewriter" style:font-size-asian="10pt" style:font-name-complex="lucidatypewriter" style:font-size-complex="10pt"/>
    </style:style>
    <style:style style:name="T29" style:family="text">
      <style:text-properties fo:color="#000000" style:font-name="lucidatypewriter" fo:font-size="10pt" officeooo:rsid="0023b97d" style:font-name-asian="lucidatypewriter" style:font-size-asian="10pt" style:font-name-complex="lucidatypewriter" style:font-size-complex="10pt"/>
    </style:style>
    <style:style style:name="T30" style:family="text">
      <style:text-properties fo:color="#000000" style:font-name="lucidatypewriter" fo:font-size="10pt" officeooo:rsid="004043a1" style:font-name-asian="lucidatypewriter" style:font-size-asian="10pt" style:font-name-complex="lucidatypewriter" style:font-size-complex="10pt"/>
    </style:style>
    <style:style style:name="T31" style:family="text">
      <style:text-properties fo:color="#000000" style:font-name="lucidatypewriter" fo:font-size="10pt" officeooo:rsid="0044be7b" style:font-name-asian="lucidatypewriter" style:font-size-asian="10pt" style:font-name-complex="lucidatypewriter" style:font-size-complex="10pt"/>
    </style:style>
    <style:style style:name="T32" style:family="text">
      <style:text-properties fo:color="#000000" style:font-name="lucidatypewriter" fo:font-size="10pt" fo:font-weight="normal" officeooo:rsid="00133f98" style:font-name-asian="lucidatypewriter" style:font-size-asian="10pt" style:font-weight-asian="normal" style:font-name-complex="lucidatypewriter" style:font-size-complex="10pt" style:font-weight-complex="normal"/>
    </style:style>
    <style:style style:name="T33" style:family="text">
      <style:text-properties fo:color="#000000" style:font-name="lucidatypewriter" fo:font-size="10pt" fo:font-weight="normal" officeooo:rsid="001368bc" style:font-name-asian="lucidatypewriter" style:font-size-asian="10pt" style:font-weight-asian="normal" style:font-name-complex="lucidatypewriter" style:font-size-complex="10pt" style:font-weight-complex="normal"/>
    </style:style>
    <style:style style:name="T34" style:family="text">
      <style:text-properties fo:color="#000000" style:font-name="lucidatypewriter" fo:font-size="10pt" fo:font-style="normal" officeooo:rsid="00133f98" style:font-name-asian="lucidatypewriter" style:font-size-asian="10pt" style:font-style-asian="normal" style:font-name-complex="lucidatypewriter" style:font-size-complex="10pt" style:font-style-complex="normal"/>
    </style:style>
    <style:style style:name="T35" style:family="text">
      <style:text-properties fo:color="#000000" style:font-name="lucidatypewriter" fo:font-size="10pt" fo:font-style="normal" officeooo:rsid="001368bc" style:font-name-asian="lucidatypewriter" style:font-size-asian="10pt" style:font-style-asian="normal" style:font-name-complex="lucidatypewriter" style:font-size-complex="10pt" style:font-style-complex="normal"/>
    </style:style>
    <style:style style:name="T36" style:family="text">
      <style:text-properties fo:color="#000000" style:font-name="lucidatypewriter" fo:font-size="10pt" fo:font-style="normal" officeooo:rsid="002887de" style:font-name-asian="lucidatypewriter" style:font-size-asian="10pt" style:font-style-asian="normal" style:font-name-complex="lucidatypewriter" style:font-size-complex="10pt" style:font-style-complex="normal"/>
    </style:style>
    <style:style style:name="T37" style:family="text">
      <style:text-properties fo:color="#000000" style:font-name="lucidatypewriter" fo:font-size="10pt" fo:font-style="normal" officeooo:rsid="002cf643" style:font-name-asian="lucidatypewriter" style:font-size-asian="10pt" style:font-style-asian="normal" style:font-name-complex="lucidatypewriter" style:font-size-complex="10pt" style:font-style-complex="normal"/>
    </style:style>
    <style:style style:name="T38" style:family="text">
      <style:text-properties fo:color="#000000" style:font-name="lucidatypewriter" fo:font-size="10pt" fo:font-style="normal" officeooo:rsid="002f3d6b" style:font-name-asian="lucidatypewriter" style:font-size-asian="10pt" style:font-style-asian="normal" style:font-name-complex="lucidatypewriter" style:font-size-complex="10pt" style:font-style-complex="normal"/>
    </style:style>
    <style:style style:name="T39" style:family="text">
      <style:text-properties fo:color="#000000" style:font-name="lucidatypewriter" fo:font-size="10pt" fo:font-style="normal" officeooo:rsid="0045d399" style:font-name-asian="lucidatypewriter" style:font-size-asian="10pt" style:font-style-asian="normal" style:font-name-complex="lucidatypewriter" style:font-size-complex="10pt" style:font-style-complex="normal"/>
    </style:style>
    <style:style style:name="T40" style:family="text">
      <style:text-properties fo:color="#000000" style:font-name="lucidatypewriter" fo:font-size="10pt" fo:font-style="normal" officeooo:rsid="0045d94a" style:font-name-asian="lucidatypewriter" style:font-size-asian="10pt" style:font-style-asian="normal" style:font-name-complex="lucidatypewriter" style:font-size-complex="10pt" style:font-style-complex="normal"/>
    </style:style>
    <style:style style:name="T41" style:family="text">
      <style:text-properties fo:color="#000000" style:font-name="lucidatypewriter" fo:font-size="10pt" fo:font-style="normal" fo:font-weight="normal" officeooo:rsid="00155728" style:font-name-asian="lucidatypewriter" style:font-size-asian="10pt" style:font-style-asian="normal" style:font-weight-asian="normal" style:font-name-complex="lucidatypewriter" style:font-size-complex="10pt" style:font-style-complex="normal" style:font-weight-complex="normal"/>
    </style:style>
    <style:style style:name="T42" style:family="text">
      <style:text-properties fo:color="#000000" style:font-name="Times New Roman" fo:font-size="10pt" fo:font-style="normal" fo:font-weight="normal" officeooo:rsid="004dee08" style:font-name-asian="lucidatypewriter" style:font-size-asian="10pt" style:font-style-asian="normal" style:font-weight-asian="normal" style:font-name-complex="lucidatypewriter" style:font-size-complex="10pt" style:font-style-complex="normal" style:font-weight-complex="normal"/>
    </style:style>
    <style:style style:name="T43" style:family="text">
      <style:text-properties fo:color="#000000" style:font-name="Times New Roman" fo:font-size="12pt" officeooo:rsid="00133f98" style:font-name-asian="lucidatypewriter" style:font-size-asian="12pt" style:font-name-complex="lucidatypewriter" style:font-size-complex="12pt"/>
    </style:style>
    <style:style style:name="T44" style:family="text">
      <style:text-properties fo:color="#000000" style:font-name="Times New Roman" fo:font-size="12pt" officeooo:rsid="004043a1" style:font-name-asian="lucidatypewriter" style:font-size-asian="12pt" style:font-name-complex="lucidatypewriter" style:font-size-complex="12pt"/>
    </style:style>
    <style:style style:name="T45" style:family="text">
      <style:text-properties fo:color="#000000" style:font-name="Times New Roman" fo:font-size="12pt" fo:font-weight="normal" officeooo:rsid="00133f98" style:font-name-asian="lucidatypewriter" style:font-size-asian="12pt" style:font-weight-asian="normal" style:font-name-complex="lucidatypewriter" style:font-size-complex="12pt" style:font-weight-complex="normal"/>
    </style:style>
    <style:style style:name="T46" style:family="text">
      <style:text-properties fo:color="#000000" style:font-name="Times New Roman" fo:font-size="12pt" fo:font-weight="normal" officeooo:rsid="001368bc" style:font-name-asian="lucidatypewriter" style:font-size-asian="12pt" style:font-weight-asian="normal" style:font-name-complex="lucidatypewriter" style:font-size-complex="12pt" style:font-weight-complex="normal"/>
    </style:style>
    <style:style style:name="T47" style:family="text">
      <style:text-properties fo:color="#000000" style:font-name="Times New Roman" fo:font-size="12pt" fo:font-style="italic" officeooo:rsid="00133f98" style:font-name-asian="lucidatypewriter" style:font-size-asian="12pt" style:font-style-asian="italic" style:font-name-complex="lucidatypewriter" style:font-size-complex="12pt" style:font-style-complex="italic"/>
    </style:style>
    <style:style style:name="T48" style:family="text">
      <style:text-properties fo:color="#000000" style:font-name="Times New Roman" fo:font-size="12pt" fo:font-style="italic" officeooo:rsid="002b40e6" style:font-name-asian="lucidatypewriter" style:font-size-asian="12pt" style:font-style-asian="italic" style:font-name-complex="lucidatypewriter" style:font-size-complex="12pt" style:font-style-complex="italic"/>
    </style:style>
    <style:style style:name="T49" style:family="text">
      <style:text-properties fo:color="#000000" style:font-name="Times New Roman" fo:font-size="12pt" fo:font-style="italic" officeooo:rsid="002cf643" style:font-name-asian="lucidatypewriter" style:font-size-asian="12pt" style:font-style-asian="italic" style:font-name-complex="lucidatypewriter" style:font-size-complex="12pt" style:font-style-complex="italic"/>
    </style:style>
    <style:style style:name="T50" style:family="text">
      <style:text-properties fo:color="#000000" style:font-name="Times New Roman" fo:font-size="12pt" fo:font-style="italic" officeooo:rsid="002f3d6b" style:font-name-asian="lucidatypewriter" style:font-size-asian="10.5pt" style:font-style-asian="italic" style:font-name-complex="lucidatypewriter" style:font-size-complex="12pt" style:font-style-complex="italic"/>
    </style:style>
    <style:style style:name="T51" style:family="text">
      <style:text-properties fo:color="#000000" style:font-name="Times New Roman" fo:font-size="12pt" fo:font-style="italic" fo:font-weight="normal" officeooo:rsid="00173534" style:font-name-asian="lucidatypewriter" style:font-size-asian="12pt" style:font-style-asian="italic" style:font-weight-asian="normal" style:font-name-complex="lucidatypewriter" style:font-size-complex="12pt" style:font-style-complex="italic" style:font-weight-complex="normal"/>
    </style:style>
    <style:style style:name="T52" style:family="text">
      <style:text-properties fo:color="#000000" style:font-name="Times New Roman" fo:font-size="12pt" fo:font-style="italic" officeooo:rsid="0045d94a" style:font-size-asian="10.5pt" style:font-style-asian="italic" style:font-size-complex="12pt" style:font-style-complex="italic"/>
    </style:style>
    <style:style style:name="T53" style:family="text">
      <style:text-properties fo:color="#000000" style:font-name="Times New Roman" fo:font-size="12pt" fo:font-style="italic" officeooo:rsid="00483753" style:font-size-asian="10.5pt" style:font-style-asian="italic" style:font-size-complex="12pt" style:font-style-complex="italic"/>
    </style:style>
    <style:style style:name="T54" style:family="text">
      <style:text-properties fo:color="#000000" style:font-name="Times New Roman" fo:font-size="12pt" fo:font-style="normal" officeooo:rsid="00133f98" style:font-name-asian="lucidatypewriter" style:font-size-asian="12pt" style:font-style-asian="normal" style:font-name-complex="lucidatypewriter" style:font-size-complex="12pt" style:font-style-complex="normal"/>
    </style:style>
    <style:style style:name="T55" style:family="text">
      <style:text-properties fo:color="#000000" style:font-name="Times New Roman" fo:font-size="12pt" fo:font-style="normal" officeooo:rsid="001368bc" style:font-name-asian="lucidatypewriter" style:font-size-asian="12pt" style:font-style-asian="normal" style:font-name-complex="lucidatypewriter" style:font-size-complex="12pt" style:font-style-complex="normal"/>
    </style:style>
    <style:style style:name="T56" style:family="text">
      <style:text-properties fo:color="#000000" style:font-name="Times New Roman" fo:font-size="12pt" fo:font-style="normal" officeooo:rsid="002b40e6" style:font-name-asian="lucidatypewriter" style:font-size-asian="12pt" style:font-style-asian="normal" style:font-name-complex="lucidatypewriter" style:font-size-complex="12pt" style:font-style-complex="normal"/>
    </style:style>
    <style:style style:name="T57" style:family="text">
      <style:text-properties fo:color="#000000" style:font-name="Times New Roman" fo:font-size="12pt" fo:font-style="normal" officeooo:rsid="002cf643" style:font-name-asian="lucidatypewriter" style:font-size-asian="12pt" style:font-style-asian="normal" style:font-name-complex="lucidatypewriter" style:font-size-complex="12pt" style:font-style-complex="normal"/>
    </style:style>
    <style:style style:name="T58" style:family="text">
      <style:text-properties fo:color="#000000" style:font-name="Times New Roman" fo:font-size="12pt" fo:font-style="normal" officeooo:rsid="002e90e9" style:font-name-asian="lucidatypewriter" style:font-size-asian="12pt" style:font-style-asian="normal" style:font-name-complex="lucidatypewriter" style:font-size-complex="12pt" style:font-style-complex="normal"/>
    </style:style>
    <style:style style:name="T59" style:family="text">
      <style:text-properties fo:color="#000000" style:font-name="Times New Roman" fo:font-size="12pt" fo:font-style="normal" officeooo:rsid="002eade0" style:font-name-asian="lucidatypewriter" style:font-size-asian="12pt" style:font-style-asian="normal" style:font-name-complex="lucidatypewriter" style:font-size-complex="12pt" style:font-style-complex="normal"/>
    </style:style>
    <style:style style:name="T60" style:family="text">
      <style:text-properties fo:color="#000000" style:font-name="Times New Roman" fo:font-size="12pt" fo:font-style="normal" officeooo:rsid="002f46fa" style:font-name-asian="lucidatypewriter" style:font-size-asian="12pt" style:font-style-asian="normal" style:font-name-complex="lucidatypewriter" style:font-size-complex="12pt" style:font-style-complex="normal"/>
    </style:style>
    <style:style style:name="T61" style:family="text">
      <style:text-properties fo:color="#000000" style:font-name="Times New Roman" fo:font-size="12pt" fo:font-style="normal" officeooo:rsid="00325b50" style:font-name-asian="lucidatypewriter" style:font-size-asian="12pt" style:font-style-asian="normal" style:font-name-complex="lucidatypewriter" style:font-size-complex="12pt" style:font-style-complex="normal"/>
    </style:style>
    <style:style style:name="T62" style:family="text">
      <style:text-properties fo:color="#000000" style:font-name="Times New Roman" fo:font-size="12pt" fo:font-style="normal" officeooo:rsid="00352e6c" style:font-name-asian="lucidatypewriter" style:font-size-asian="12pt" style:font-style-asian="normal" style:font-name-complex="lucidatypewriter" style:font-size-complex="12pt" style:font-style-complex="normal"/>
    </style:style>
    <style:style style:name="T63" style:family="text">
      <style:text-properties fo:color="#000000" style:font-name="Times New Roman" fo:font-size="12pt" fo:font-style="normal" officeooo:rsid="00382857" style:font-name-asian="lucidatypewriter" style:font-size-asian="12pt" style:font-style-asian="normal" style:font-name-complex="lucidatypewriter" style:font-size-complex="12pt" style:font-style-complex="normal"/>
    </style:style>
    <style:style style:name="T64" style:family="text">
      <style:text-properties fo:color="#000000" style:font-name="Times New Roman" fo:font-size="12pt" fo:font-style="normal" officeooo:rsid="00313cbd" style:font-name-asian="lucidatypewriter" style:font-size-asian="12pt" style:font-style-asian="normal" style:font-name-complex="lucidatypewriter" style:font-size-complex="12pt" style:font-style-complex="normal"/>
    </style:style>
    <style:style style:name="T65" style:family="text">
      <style:text-properties fo:color="#000000" style:font-name="Times New Roman" fo:font-size="12pt" fo:font-style="normal" officeooo:rsid="003092ba" style:font-name-asian="lucidatypewriter" style:font-size-asian="12pt" style:font-style-asian="normal" style:font-name-complex="lucidatypewriter" style:font-size-complex="12pt" style:font-style-complex="normal"/>
    </style:style>
    <style:style style:name="T66" style:family="text">
      <style:text-properties fo:color="#000000" style:font-name="Times New Roman" fo:font-size="12pt" fo:font-style="normal" officeooo:rsid="002f3d6b" style:font-name-asian="lucidatypewriter" style:font-size-asian="10.5pt" style:font-style-asian="normal" style:font-name-complex="lucidatypewriter" style:font-size-complex="12pt" style:font-style-complex="normal"/>
    </style:style>
    <style:style style:name="T67" style:family="text">
      <style:text-properties fo:color="#000000" style:font-name="Times New Roman" fo:font-size="12pt" fo:font-style="normal" officeooo:rsid="002f46fa" style:font-name-asian="lucidatypewriter" style:font-size-asian="10.5pt" style:font-style-asian="normal" style:font-name-complex="lucidatypewriter" style:font-size-complex="12pt" style:font-style-complex="normal"/>
    </style:style>
    <style:style style:name="T68" style:family="text">
      <style:text-properties fo:color="#000000" style:font-name="Times New Roman" fo:font-size="12pt" fo:font-style="normal" officeooo:rsid="00333d4c" style:font-name-asian="lucidatypewriter" style:font-size-asian="10.5pt" style:font-style-asian="normal" style:font-name-complex="lucidatypewriter" style:font-size-complex="12pt" style:font-style-complex="normal"/>
    </style:style>
    <style:style style:name="T69" style:family="text">
      <style:text-properties fo:color="#000000" style:font-name="Times New Roman" fo:font-size="12pt" fo:font-style="normal" officeooo:rsid="0045d399" style:font-name-asian="lucidatypewriter" style:font-size-asian="10.5pt" style:font-style-asian="normal" style:font-name-complex="lucidatypewriter" style:font-size-complex="12pt" style:font-style-complex="normal"/>
    </style:style>
    <style:style style:name="T70" style:family="text">
      <style:text-properties fo:color="#000000" style:font-name="Times New Roman" fo:font-size="12pt" fo:font-style="normal" officeooo:rsid="0045d94a" style:font-name-asian="lucidatypewriter" style:font-size-asian="10.5pt" style:font-style-asian="normal" style:font-name-complex="lucidatypewriter" style:font-size-complex="12pt" style:font-style-complex="normal"/>
    </style:style>
    <style:style style:name="T71" style:family="text">
      <style:text-properties fo:color="#000000" style:font-name="Times New Roman" fo:font-size="12pt" fo:font-style="normal" officeooo:rsid="00470460" style:font-name-asian="lucidatypewriter" style:font-size-asian="10.5pt" style:font-style-asian="normal" style:font-name-complex="lucidatypewriter" style:font-size-complex="12pt" style:font-style-complex="normal"/>
    </style:style>
    <style:style style:name="T72" style:family="text">
      <style:text-properties fo:color="#000000" style:font-name="Times New Roman" fo:font-size="12pt" fo:font-style="normal" fo:font-weight="normal" officeooo:rsid="00173534" style:font-name-asian="lucidatypewriter" style:font-size-asian="12pt" style:font-style-asian="normal" style:font-weight-asian="normal" style:font-name-complex="lucidatypewriter" style:font-size-complex="12pt" style:font-style-complex="normal" style:font-weight-complex="normal"/>
    </style:style>
    <style:style style:name="T73" style:family="text">
      <style:text-properties fo:color="#000000" style:font-name="Times New Roman" fo:font-size="12pt" fo:font-style="normal" fo:font-weight="normal" officeooo:rsid="001803cd" style:font-name-asian="lucidatypewriter" style:font-size-asian="12pt" style:font-style-asian="normal" style:font-weight-asian="normal" style:font-name-complex="lucidatypewriter" style:font-size-complex="12pt" style:font-style-complex="normal" style:font-weight-complex="normal"/>
    </style:style>
    <style:style style:name="T74" style:family="text">
      <style:text-properties fo:color="#000000" style:font-name="Times New Roman" fo:font-size="12pt" fo:font-style="normal" fo:font-weight="normal" officeooo:rsid="001b4919" style:font-name-asian="lucidatypewriter" style:font-size-asian="12pt" style:font-style-asian="normal" style:font-weight-asian="normal" style:font-name-complex="lucidatypewriter" style:font-size-complex="12pt" style:font-style-complex="normal" style:font-weight-complex="normal"/>
    </style:style>
    <style:style style:name="T75" style:family="text">
      <style:text-properties fo:color="#000000" style:font-name="Times New Roman" fo:font-size="12pt" fo:font-style="normal" fo:font-weight="normal" officeooo:rsid="001bf840" style:font-name-asian="lucidatypewriter" style:font-size-asian="12pt" style:font-style-asian="normal" style:font-weight-asian="normal" style:font-name-complex="lucidatypewriter" style:font-size-complex="12pt" style:font-style-complex="normal" style:font-weight-complex="normal"/>
    </style:style>
    <style:style style:name="T76" style:family="text">
      <style:text-properties fo:color="#000000" style:font-name="Times New Roman" fo:font-size="12pt" fo:font-style="normal" fo:font-weight="normal" officeooo:rsid="001b4919" style:font-name-asian="lucidatypewriter" style:font-size-asian="10.5pt" style:font-style-asian="normal" style:font-weight-asian="normal" style:font-name-complex="lucidatypewriter" style:font-size-complex="12pt" style:font-style-complex="normal" style:font-weight-complex="normal"/>
    </style:style>
    <style:style style:name="T77" style:family="text">
      <style:text-properties fo:color="#000000" style:font-name="Times New Roman" fo:font-size="12pt" fo:font-style="normal" fo:font-weight="normal" officeooo:rsid="001bf840" style:font-name-asian="lucidatypewriter" style:font-size-asian="10.5pt" style:font-style-asian="normal" style:font-weight-asian="normal" style:font-name-complex="lucidatypewriter" style:font-size-complex="12pt" style:font-style-complex="normal" style:font-weight-complex="normal"/>
    </style:style>
    <style:style style:name="T78" style:family="text">
      <style:text-properties fo:color="#000000" style:font-name="Times New Roman" fo:font-size="12pt" fo:font-style="normal" fo:font-weight="normal" officeooo:rsid="004dee08" style:font-name-asian="lucidatypewriter" style:font-size-asian="10.5pt" style:font-style-asian="normal" style:font-weight-asian="normal" style:font-name-complex="lucidatypewriter" style:font-size-complex="12pt" style:font-style-complex="normal" style:font-weight-complex="normal"/>
    </style:style>
    <style:style style:name="T79" style:family="text">
      <style:text-properties fo:color="#000000" style:font-name="Times New Roman" fo:font-size="12pt" fo:font-style="normal" fo:font-weight="normal" officeooo:rsid="004e6ec6" style:font-name-asian="lucidatypewriter" style:font-size-asian="10.5pt" style:font-style-asian="normal" style:font-weight-asian="normal" style:font-name-complex="lucidatypewriter" style:font-size-complex="12pt" style:font-style-complex="normal" style:font-weight-complex="normal"/>
    </style:style>
    <style:style style:name="T80" style:family="text">
      <style:text-properties fo:color="#000000" style:font-name="Times New Roman" fo:font-size="12pt" fo:font-style="normal" fo:font-weight="normal" officeooo:rsid="004fb0ba" style:font-name-asian="lucidatypewriter" style:font-size-asian="10.5pt" style:font-style-asian="normal" style:font-weight-asian="normal" style:font-name-complex="lucidatypewriter" style:font-size-complex="12pt" style:font-style-complex="normal" style:font-weight-complex="normal"/>
    </style:style>
    <style:style style:name="T81" style:family="text">
      <style:text-properties fo:color="#000000" style:font-name="Times New Roman" fo:font-size="12pt" fo:font-style="normal" officeooo:rsid="002b40e6" style:font-size-asian="12pt" style:font-style-asian="normal" style:font-size-complex="12pt" style:font-style-complex="normal"/>
    </style:style>
    <style:style style:name="T82" style:family="text">
      <style:text-properties fo:color="#000000" style:font-name="Times New Roman" fo:font-size="12pt" fo:font-style="normal" officeooo:rsid="0045d94a" style:font-size-asian="12pt" style:font-style-asian="normal" style:font-size-complex="12pt" style:font-style-complex="normal"/>
    </style:style>
    <style:style style:name="T83" style:family="text">
      <style:text-properties fo:color="#000000" style:font-name="Times New Roman" fo:font-size="12pt" fo:font-style="normal" officeooo:rsid="0045d94a" style:font-size-asian="10.5pt" style:font-style-asian="normal" style:font-size-complex="12pt" style:font-style-complex="normal"/>
    </style:style>
    <style:style style:name="T84" style:family="text">
      <style:text-properties fo:color="#000000" style:font-name="Times New Roman" fo:font-size="12pt" fo:font-style="normal" officeooo:rsid="00470460" style:font-size-asian="10.5pt" style:font-style-asian="normal" style:font-size-complex="12pt" style:font-style-complex="normal"/>
    </style:style>
    <style:style style:name="T85" style:family="text">
      <style:text-properties fo:color="#000000" style:font-name="Times New Roman" fo:font-size="12pt" fo:font-style="normal" officeooo:rsid="00483753" style:font-size-asian="10.5pt" style:font-style-asian="normal" style:font-size-complex="12pt" style:font-style-complex="normal"/>
    </style:style>
    <style:style style:name="T86" style:family="text">
      <style:text-properties fo:color="#000000" style:font-name="Times New Roman" fo:font-size="12pt" fo:font-style="normal" officeooo:rsid="0049e4c0" style:font-size-asian="10.5pt" style:font-style-asian="normal" style:font-size-complex="12pt" style:font-style-complex="normal"/>
    </style:style>
    <style:style style:name="T87" style:family="text">
      <style:text-properties fo:color="#000000" style:font-name="Times New Roman" fo:font-size="12pt" fo:font-style="normal" officeooo:rsid="004b79b2" style:font-size-asian="10.5pt" style:font-style-asian="normal" style:font-size-complex="12pt" style:font-style-complex="normal"/>
    </style:style>
    <style:style style:name="T88" style:family="text">
      <style:text-properties fo:color="#000000" fo:font-weight="normal" officeooo:rsid="00133f98" style:font-name-asian="lucidatypewriter" style:font-weight-asian="normal" style:font-name-complex="lucidatypewriter" style:font-weight-complex="normal"/>
    </style:style>
    <style:style style:name="T89" style:family="text">
      <style:text-properties fo:color="#000000" fo:font-weight="normal" officeooo:rsid="001368bc" style:font-name-asian="lucidatypewriter" style:font-weight-asian="normal" style:font-name-complex="lucidatypewriter" style:font-weight-complex="normal"/>
    </style:style>
    <style:style style:name="T90" style:family="text">
      <style:text-properties fo:color="#000000" fo:font-weight="normal" officeooo:rsid="0023b97d" style:font-name-asian="lucidatypewriter" style:font-weight-asian="normal" style:font-name-complex="lucidatypewriter" style:font-weight-complex="normal"/>
    </style:style>
    <style:style style:name="T91" style:family="text">
      <style:text-properties fo:color="#000000" fo:font-weight="normal" officeooo:rsid="0023f7b7" style:font-name-asian="lucidatypewriter" style:font-weight-asian="normal" style:font-name-complex="lucidatypewriter" style:font-weight-complex="normal"/>
    </style:style>
    <style:style style:name="T92" style:family="text">
      <style:text-properties fo:color="#000000" fo:font-style="italic" fo:font-weight="normal" officeooo:rsid="001368bc" style:font-name-asian="lucidatypewriter" style:font-style-asian="italic" style:font-weight-asian="normal" style:font-name-complex="lucidatypewriter" style:font-style-complex="italic" style:font-weight-complex="normal"/>
    </style:style>
    <style:style style:name="T93" style:family="text">
      <style:text-properties fo:color="#000000" fo:font-style="italic" officeooo:rsid="004229d6" style:font-style-asian="italic" style:font-style-complex="italic"/>
    </style:style>
    <style:style style:name="T94" style:family="text">
      <style:text-properties fo:color="#000000" fo:font-style="normal" fo:font-weight="normal" officeooo:rsid="001368bc" style:font-name-asian="lucidatypewriter" style:font-style-asian="normal" style:font-weight-asian="normal" style:font-name-complex="lucidatypewriter" style:font-style-complex="normal" style:font-weight-complex="normal"/>
    </style:style>
    <style:style style:name="T95" style:family="text">
      <style:text-properties fo:color="#000000" fo:font-style="normal" fo:font-weight="normal" officeooo:rsid="00155728" style:font-name-asian="lucidatypewriter" style:font-style-asian="normal" style:font-weight-asian="normal" style:font-name-complex="lucidatypewriter" style:font-style-complex="normal" style:font-weight-complex="normal"/>
    </style:style>
    <style:style style:name="T96" style:family="text">
      <style:text-properties fo:color="#000000" fo:font-style="normal" fo:font-weight="normal" officeooo:rsid="00155728" style:font-name-asian="lucidatypewriter" style:font-size-asian="12pt" style:font-style-asian="normal" style:font-weight-asian="normal" style:font-name-complex="lucidatypewriter" style:font-style-complex="normal" style:font-weight-complex="normal"/>
    </style:style>
    <style:style style:name="T97" style:family="text">
      <style:text-properties fo:color="#000000" fo:font-style="normal" officeooo:rsid="002b40e6" style:font-style-asian="normal" style:font-style-complex="normal"/>
    </style:style>
    <style:style style:name="T98" style:family="text">
      <style:text-properties fo:color="#000000" fo:font-style="normal" officeooo:rsid="004043a1" style:font-style-asian="normal" style:font-style-complex="normal"/>
    </style:style>
    <style:style style:name="T99" style:family="text">
      <style:text-properties fo:color="#000000" fo:font-style="normal" officeooo:rsid="004229d6" style:font-style-asian="normal" style:font-style-complex="normal"/>
    </style:style>
    <style:style style:name="T100" style:family="text">
      <style:text-properties fo:color="#000000" fo:font-style="normal" officeooo:rsid="00440679" style:font-style-asian="normal" style:font-style-complex="normal"/>
    </style:style>
    <style:style style:name="T101" style:family="text">
      <style:text-properties fo:color="#000000" fo:font-style="normal" officeooo:rsid="0045d94a" style:font-style-asian="normal" style:font-style-complex="normal"/>
    </style:style>
    <style:style style:name="T102" style:family="text">
      <style:text-properties fo:color="#000000" fo:font-style="normal" officeooo:rsid="0049e4c0" style:font-style-asian="normal" style:font-style-complex="normal"/>
    </style:style>
    <style:style style:name="T103" style:family="text">
      <style:text-properties fo:color="#000000" fo:font-style="normal" officeooo:rsid="004b79b2" style:font-style-asian="normal" style:font-style-complex="normal"/>
    </style:style>
    <style:style style:name="T104" style:family="text">
      <style:text-properties fo:color="#000000" style:font-name="lucidatypewriter" fo:font-size="10pt" fo:font-style="normal" fo:font-weight="normal" officeooo:rsid="00155728" style:font-name-asian="lucidatypewriter" style:font-size-asian="10pt" style:font-style-asian="normal" style:font-weight-asian="normal" style:font-name-complex="lucidatypewriter" style:font-size-complex="10pt" style:font-style-complex="normal" style:font-weight-complex="normal"/>
    </style:style>
    <style:style style:name="T105" style:family="text">
      <style:text-properties fo:color="#000000" style:font-name="lucidatypewriter" fo:font-size="10pt" fo:font-style="normal" fo:font-weight="normal" officeooo:rsid="001803cd" style:font-name-asian="lucidatypewriter" style:font-size-asian="10pt" style:font-style-asian="normal" style:font-weight-asian="normal" style:font-name-complex="lucidatypewriter" style:font-size-complex="10pt" style:font-style-complex="normal" style:font-weight-complex="normal"/>
    </style:style>
    <style:style style:name="T106" style:family="text">
      <style:text-properties fo:color="#000000" style:font-name="lucidatypewriter" fo:font-size="10pt" fo:font-style="normal" fo:font-weight="normal" officeooo:rsid="00189a0e" style:font-name-asian="lucidatypewriter" style:font-size-asian="10pt" style:font-style-asian="normal" style:font-weight-asian="normal" style:font-name-complex="lucidatypewriter" style:font-size-complex="10pt" style:font-style-complex="normal" style:font-weight-complex="normal"/>
    </style:style>
    <style:style style:name="T107" style:family="text">
      <style:text-properties fo:color="#000000" style:font-name="lucidatypewriter" fo:font-size="10pt" fo:font-style="normal" fo:font-weight="normal" officeooo:rsid="001a84d5" style:font-name-asian="lucidatypewriter" style:font-size-asian="10pt" style:font-style-asian="normal" style:font-weight-asian="normal" style:font-name-complex="lucidatypewriter" style:font-size-complex="10pt" style:font-style-complex="normal" style:font-weight-complex="normal"/>
    </style:style>
    <style:style style:name="T108" style:family="text">
      <style:text-properties fo:color="#000000" style:font-name="lucidatypewriter" fo:font-size="10pt" fo:font-style="normal" fo:font-weight="normal" officeooo:rsid="001b4919" style:font-name-asian="lucidatypewriter" style:font-size-asian="10pt" style:font-style-asian="normal" style:font-weight-asian="normal" style:font-name-complex="lucidatypewriter" style:font-size-complex="10pt" style:font-style-complex="normal" style:font-weight-complex="normal"/>
    </style:style>
    <style:style style:name="T109" style:family="text">
      <style:text-properties fo:color="#000000" style:font-name="lucidatypewriter" fo:font-size="10pt" fo:font-style="normal" fo:font-weight="normal" officeooo:rsid="001bf840" style:font-name-asian="lucidatypewriter" style:font-size-asian="10pt" style:font-style-asian="normal" style:font-weight-asian="normal" style:font-name-complex="lucidatypewriter" style:font-size-complex="10pt" style:font-style-complex="normal" style:font-weight-complex="normal"/>
    </style:style>
    <style:style style:name="T110" style:family="text">
      <style:text-properties fo:color="#000000" style:font-name="lucidatypewriter" fo:font-size="10pt" fo:font-style="normal" fo:font-weight="normal" officeooo:rsid="004dee08" style:font-name-asian="lucidatypewriter" style:font-size-asian="10pt" style:font-style-asian="normal" style:font-weight-asian="normal" style:font-name-complex="lucidatypewriter" style:font-size-complex="10pt" style:font-style-complex="normal" style:font-weight-complex="normal"/>
    </style:style>
    <style:style style:name="T111" style:family="text">
      <style:text-properties fo:color="#000000" style:font-name="lucidatypewriter" fo:font-size="10pt" fo:font-style="normal" fo:font-weight="bold" officeooo:rsid="00189a0e" style:font-name-asian="lucidatypewriter" style:font-size-asian="10pt" style:font-style-asian="normal" style:font-weight-asian="bold" style:font-name-complex="lucidatypewriter" style:font-size-complex="10pt" style:font-style-complex="normal" style:font-weight-complex="bold"/>
    </style:style>
    <style:style style:name="T112" style:family="text">
      <style:text-properties fo:color="#000000" style:font-name="lucidatypewriter" fo:font-size="10pt" fo:font-style="normal" fo:font-weight="bold" officeooo:rsid="001bf840" style:font-name-asian="lucidatypewriter" style:font-size-asian="10pt" style:font-style-asian="normal" style:font-weight-asian="bold" style:font-name-complex="lucidatypewriter" style:font-size-complex="10pt" style:font-style-complex="normal" style:font-weight-complex="bold"/>
    </style:style>
    <style:style style:name="T113" style:family="text">
      <style:text-properties fo:color="#000000" style:font-name="lucidatypewriter" fo:font-size="10pt" fo:font-style="normal" officeooo:rsid="001a84d5" style:font-name-asian="lucidatypewriter" style:font-size-asian="10pt" style:font-style-asian="normal" style:font-name-complex="lucidatypewriter" style:font-size-complex="10pt" style:font-style-complex="normal"/>
    </style:style>
    <style:style style:name="T114" style:family="text">
      <style:text-properties fo:color="#000000" style:font-name="lucidatypewriter" fo:font-size="10pt" fo:font-style="normal" officeooo:rsid="001b4919" style:font-name-asian="lucidatypewriter" style:font-size-asian="10pt" style:font-style-asian="normal" style:font-name-complex="lucidatypewriter" style:font-size-complex="10pt" style:font-style-complex="normal"/>
    </style:style>
    <style:style style:name="T115" style:family="text">
      <style:text-properties fo:color="#000000" style:font-name="lucidatypewriter" fo:font-size="10pt" fo:font-style="normal" officeooo:rsid="00189a0e" style:font-name-asian="lucidatypewriter" style:font-size-asian="10pt" style:font-style-asian="normal" style:font-name-complex="lucidatypewriter" style:font-size-complex="10pt" style:font-style-complex="normal"/>
    </style:style>
    <style:style style:name="T116" style:family="text">
      <style:text-properties fo:color="#000000" style:font-name="lucidatypewriter" fo:font-size="10pt" fo:font-style="normal" officeooo:rsid="001bf840" style:font-name-asian="lucidatypewriter" style:font-size-asian="10pt" style:font-style-asian="normal" style:font-name-complex="lucidatypewriter" style:font-size-complex="10pt" style:font-style-complex="normal"/>
    </style:style>
    <style:style style:name="T117" style:family="text">
      <style:text-properties fo:color="#000000" style:font-name="Lucidiatypewriter" fo:font-size="10pt" fo:font-style="normal" fo:font-weight="normal" officeooo:rsid="001bf840" style:font-name-asian="lucidatypewriter" style:font-size-asian="10pt" style:font-style-asian="normal" style:font-weight-asian="normal" style:font-name-complex="lucidatypewriter" style:font-size-complex="10pt" style:font-style-complex="normal" style:font-weight-complex="normal"/>
    </style:style>
    <style:style style:name="T118" style:family="text">
      <style:text-properties fo:color="#000000" style:font-name="Lucidiatypewriter" fo:font-size="10pt" fo:font-style="normal" officeooo:rsid="002f46fa" style:font-name-asian="lucidatypewriter" style:font-size-asian="10pt" style:font-style-asian="normal" style:font-name-complex="lucidatypewriter" style:font-size-complex="10pt" style:font-style-complex="normal"/>
    </style:style>
    <style:style style:name="T119" style:family="text">
      <style:text-properties fo:color="#000000" officeooo:rsid="00382857"/>
    </style:style>
    <style:style style:name="T120" style:family="text">
      <style:text-properties fo:color="#000000" officeooo:rsid="004043a1"/>
    </style:style>
    <style:style style:name="T121" style:family="text">
      <style:text-properties fo:color="#000000" officeooo:rsid="004229d6"/>
    </style:style>
    <style:style style:name="T122" style:family="text">
      <style:text-properties fo:color="#000000" officeooo:rsid="0045d399"/>
    </style:style>
    <style:style style:name="T123" style:family="text">
      <style:text-properties fo:color="#a020f0"/>
    </style:style>
    <style:style style:name="T124" style:family="text">
      <style:text-properties fo:color="#a020f0" fo:font-style="normal" officeooo:rsid="002b40e6" style:font-style-asian="normal" style:font-style-complex="normal"/>
    </style:style>
    <style:style style:name="T125" style:family="text">
      <style:text-properties fo:color="#a020f0" fo:font-style="normal" officeooo:rsid="004043a1" style:font-style-asian="normal" style:font-style-complex="normal"/>
    </style:style>
    <style:style style:name="T126" style:family="text">
      <style:text-properties style:font-name="lucidatypewriter"/>
    </style:style>
    <style:style style:name="T127" style:family="text">
      <style:text-properties fo:font-size="10pt"/>
    </style:style>
    <style:style style:name="T128" style:family="text">
      <style:text-properties style:font-name-asian="lucidatypewriter"/>
    </style:style>
    <style:style style:name="T129" style:family="text">
      <style:text-properties style:font-size-asian="10pt"/>
    </style:style>
    <style:style style:name="T130" style:family="text">
      <style:text-properties officeooo:rsid="00352e6c" style:font-size-asian="10pt"/>
    </style:style>
    <style:style style:name="T131" style:family="text">
      <style:text-properties style:font-name-complex="lucidatypewriter"/>
    </style:style>
    <style:style style:name="T132" style:family="text">
      <style:text-properties style:font-size-complex="10pt"/>
    </style:style>
    <style:style style:name="T133" style:family="text">
      <style:text-properties style:font-name="Times New Roman"/>
    </style:style>
    <style:style style:name="T134" style:family="text">
      <style:text-properties style:font-name="Times New Roman" fo:font-size="12pt" officeooo:rsid="001d8b5a" style:font-size-asian="12pt" style:font-size-complex="12pt"/>
    </style:style>
    <style:style style:name="T135" style:family="text">
      <style:text-properties style:font-name="Times New Roman" fo:font-size="12pt" officeooo:rsid="001e7551" style:font-size-asian="12pt" style:font-size-complex="12pt"/>
    </style:style>
    <style:style style:name="T136" style:family="text">
      <style:text-properties style:font-name="Times New Roman" fo:font-size="12pt" officeooo:rsid="001d8b5a" style:font-size-asian="10.5pt" style:font-size-complex="12pt"/>
    </style:style>
    <style:style style:name="T137" style:family="text">
      <style:text-properties style:font-name="Times New Roman" fo:font-size="12pt" fo:font-style="normal" officeooo:rsid="002b40e6" style:font-size-asian="12pt" style:font-style-asian="normal" style:font-size-complex="12pt" style:font-style-complex="normal"/>
    </style:style>
    <style:style style:name="T138" style:family="text">
      <style:text-properties fo:font-size="12pt"/>
    </style:style>
    <style:style style:name="T139" style:family="text">
      <style:text-properties fo:font-size="12pt" fo:font-style="italic" fo:font-weight="normal" officeooo:rsid="0023f7b7" style:font-size-asian="12pt" style:font-style-asian="italic" style:font-weight-asian="normal" style:font-size-complex="12pt" style:font-style-complex="italic" style:font-weight-complex="normal"/>
    </style:style>
    <style:style style:name="T140" style:family="text">
      <style:text-properties fo:font-size="12pt" fo:font-style="normal" fo:font-weight="normal" officeooo:rsid="0023f7b7" style:font-size-asian="12pt" style:font-style-asian="normal" style:font-weight-asian="normal" style:font-size-complex="12pt" style:font-style-complex="normal" style:font-weight-complex="normal"/>
    </style:style>
    <style:style style:name="T141" style:family="text">
      <style:text-properties fo:font-weight="normal" officeooo:rsid="00133f98" style:font-weight-asian="normal" style:font-weight-complex="normal"/>
    </style:style>
    <style:style style:name="T142" style:family="text">
      <style:text-properties fo:font-style="italic" officeooo:rsid="001368bc" style:font-style-asian="italic" style:font-style-complex="italic"/>
    </style:style>
    <style:style style:name="T143" style:family="text">
      <style:text-properties fo:font-style="italic" officeooo:rsid="00173534" style:font-style-asian="italic" style:font-style-complex="italic"/>
    </style:style>
    <style:style style:name="T144" style:family="text">
      <style:text-properties fo:font-style="italic" officeooo:rsid="001e7551" style:font-style-asian="italic" style:font-style-complex="italic"/>
    </style:style>
    <style:style style:name="T145" style:family="text">
      <style:text-properties fo:font-style="italic" officeooo:rsid="0025d314" style:font-style-asian="italic" style:font-style-complex="italic"/>
    </style:style>
    <style:style style:name="T146" style:family="text">
      <style:text-properties fo:font-style="italic" officeooo:rsid="0026b6bc" style:font-style-asian="italic" style:font-style-complex="italic"/>
    </style:style>
    <style:style style:name="T147" style:family="text">
      <style:text-properties fo:font-style="italic" officeooo:rsid="002887de" style:font-style-asian="italic" style:font-style-complex="italic"/>
    </style:style>
    <style:style style:name="T148" style:family="text">
      <style:text-properties fo:font-style="italic" officeooo:rsid="002b40e6" style:font-style-asian="italic" style:font-style-complex="italic"/>
    </style:style>
    <style:style style:name="T149" style:family="text">
      <style:text-properties fo:font-style="italic" officeooo:rsid="002f3d6b" style:font-style-asian="italic" style:font-style-complex="italic"/>
    </style:style>
    <style:style style:name="T150" style:family="text">
      <style:text-properties fo:font-style="italic" officeooo:rsid="003be1e0" style:font-style-asian="italic" style:font-style-complex="italic"/>
    </style:style>
    <style:style style:name="T151" style:family="text">
      <style:text-properties fo:font-style="italic" officeooo:rsid="004043a1" style:font-style-asian="italic" style:font-style-complex="italic"/>
    </style:style>
    <style:style style:name="T152" style:family="text">
      <style:text-properties officeooo:rsid="001368bc"/>
    </style:style>
    <style:style style:name="T153" style:family="text">
      <style:text-properties style:font-size-complex="12pt"/>
    </style:style>
    <style:style style:name="T154" style:family="text">
      <style:text-properties officeooo:rsid="00155728"/>
    </style:style>
    <style:style style:name="T155" style:family="text">
      <style:text-properties style:font-size-asian="10.5pt"/>
    </style:style>
    <style:style style:name="T156" style:family="text">
      <style:text-properties officeooo:rsid="00173534"/>
    </style:style>
    <style:style style:name="T157" style:family="text">
      <style:text-properties fo:font-weight="bold"/>
    </style:style>
    <style:style style:name="T158" style:family="text">
      <style:text-properties style:font-name="Lucidiatypewriter" fo:font-size="10pt" officeooo:rsid="00173534" style:font-size-asian="10pt" style:font-size-complex="10pt"/>
    </style:style>
    <style:style style:name="T159" style:family="text">
      <style:text-properties style:font-weight-asian="bold"/>
    </style:style>
    <style:style style:name="T160" style:family="text">
      <style:text-properties style:font-weight-complex="bold"/>
    </style:style>
    <style:style style:name="T161" style:family="text">
      <style:text-properties officeooo:rsid="001d8b5a"/>
    </style:style>
    <style:style style:name="T162" style:family="text">
      <style:text-properties style:text-position="super 58%" style:font-name="Times New Roman" fo:font-size="12pt" officeooo:rsid="001d8b5a" style:font-size-asian="12pt" style:font-size-complex="12pt"/>
    </style:style>
    <style:style style:name="T163" style:family="text">
      <style:text-properties style:text-position="super 58%" style:font-name="Times New Roman" fo:font-size="12pt" officeooo:rsid="001e7551" style:font-size-asian="12pt" style:font-size-complex="12pt"/>
    </style:style>
    <style:style style:name="T164" style:family="text">
      <style:text-properties officeooo:rsid="001e7551"/>
    </style:style>
    <style:style style:name="T165" style:family="text">
      <style:text-properties officeooo:rsid="00202aa9"/>
    </style:style>
    <style:style style:name="T166" style:family="text">
      <style:text-properties officeooo:rsid="0021e513"/>
    </style:style>
    <style:style style:name="T167" style:family="text">
      <style:text-properties officeooo:rsid="0022d27f"/>
    </style:style>
    <style:style style:name="T168" style:family="text">
      <style:text-properties officeooo:rsid="0023f7b7"/>
    </style:style>
    <style:style style:name="T169" style:family="text">
      <style:text-properties officeooo:rsid="002887de"/>
    </style:style>
    <style:style style:name="T170" style:family="text">
      <style:text-properties fo:color="#0000ff"/>
    </style:style>
    <style:style style:name="T171" style:family="text">
      <style:text-properties fo:color="#0000ff" style:font-name="lucidatypewriter" fo:font-size="10pt" fo:font-style="normal" officeooo:rsid="00352e6c" style:font-name-asian="lucidatypewriter" style:font-size-asian="10pt" style:font-style-asian="normal" style:font-name-complex="lucidatypewriter" style:font-size-complex="10pt" style:font-style-complex="normal"/>
    </style:style>
    <style:style style:name="T172" style:family="text">
      <style:text-properties fo:color="#0000ff" style:font-name="lucidatypewriter" fo:font-size="10pt" fo:font-style="normal" officeooo:rsid="00395c11" style:font-name-asian="lucidatypewriter" style:font-size-asian="10pt" style:font-style-asian="normal" style:font-name-complex="lucidatypewriter" style:font-size-complex="10pt" style:font-style-complex="normal"/>
    </style:style>
    <style:style style:name="T173" style:family="text">
      <style:text-properties fo:color="#0000ff" officeooo:rsid="0045d399"/>
    </style:style>
    <style:style style:name="T174" style:family="text">
      <style:text-properties fo:color="#0000ff" fo:font-style="normal" officeooo:rsid="004b79b2" style:font-style-asian="normal" style:font-style-complex="normal"/>
    </style:style>
    <style:style style:name="T175" style:family="text">
      <style:text-properties fo:color="#0000ff" officeooo:rsid="004b79b2"/>
    </style:style>
    <style:style style:name="T176" style:family="text">
      <style:text-properties officeooo:rsid="002a4320"/>
    </style:style>
    <style:style style:name="T177" style:family="text">
      <style:text-properties officeooo:rsid="00352e6c"/>
    </style:style>
    <style:style style:name="T178" style:family="text">
      <style:text-properties style:use-window-font-color="true"/>
    </style:style>
    <style:style style:name="T179" style:family="text">
      <style:text-properties style:use-window-font-color="true" style:font-name="Times New Roman" fo:font-size="12pt" fo:font-style="normal" officeooo:rsid="00352e6c" style:font-name-asian="lucidatypewriter" style:font-size-asian="12pt" style:font-style-asian="normal" style:font-name-complex="lucidatypewriter" style:font-size-complex="12pt" style:font-style-complex="normal"/>
    </style:style>
    <style:style style:name="T180" style:family="text">
      <style:text-properties style:use-window-font-color="true" style:font-name="Times New Roman" fo:font-size="12pt" fo:font-style="normal" officeooo:rsid="00382857" style:font-name-asian="lucidatypewriter" style:font-size-asian="12pt" style:font-style-asian="normal" style:font-name-complex="lucidatypewriter" style:font-size-complex="12pt" style:font-style-complex="normal"/>
    </style:style>
    <style:style style:name="T181" style:family="text">
      <style:text-properties style:use-window-font-color="true" style:font-name="Times New Roman" fo:font-size="12pt" fo:font-style="normal" officeooo:rsid="00395c11" style:font-name-asian="lucidatypewriter" style:font-size-asian="12pt" style:font-style-asian="normal" style:font-name-complex="lucidatypewriter" style:font-size-complex="12pt" style:font-style-complex="normal"/>
    </style:style>
    <style:style style:name="T182" style:family="text">
      <style:text-properties style:use-window-font-color="true" style:font-name="Times New Roman" fo:font-size="12pt" fo:font-style="normal" officeooo:rsid="00352e6c" style:font-size-asian="12pt" style:font-style-asian="normal" style:font-size-complex="12pt" style:font-style-complex="normal"/>
    </style:style>
    <style:style style:name="T183" style:family="text">
      <style:text-properties style:use-window-font-color="true" style:font-name="Times New Roman" fo:font-size="12pt" fo:font-style="normal" officeooo:rsid="004b79b2" style:font-size-asian="10.5pt" style:font-style-asian="normal" style:font-size-complex="12pt" style:font-style-complex="normal"/>
    </style:style>
    <style:style style:name="T184" style:family="text">
      <style:text-properties style:use-window-font-color="true" style:font-name="Times New Roman" fo:font-size="12pt" fo:font-style="italic" officeooo:rsid="00352e6c" style:font-name-asian="lucidatypewriter" style:font-size-asian="12pt" style:font-style-asian="italic" style:font-name-complex="lucidatypewriter" style:font-size-complex="12pt" style:font-style-complex="italic"/>
    </style:style>
    <style:style style:name="T185" style:family="text">
      <style:text-properties style:use-window-font-color="true" officeooo:rsid="00382857"/>
    </style:style>
    <style:style style:name="T186" style:family="text">
      <style:text-properties style:use-window-font-color="true" officeooo:rsid="004b79b2"/>
    </style:style>
    <style:style style:name="T187" style:family="text">
      <style:text-properties officeooo:rsid="003676ae"/>
    </style:style>
    <style:style style:name="T188" style:family="text">
      <style:text-properties officeooo:rsid="004043a1"/>
    </style:style>
    <style:style style:name="T189" style:family="text">
      <style:text-properties officeooo:rsid="004229d6"/>
    </style:style>
    <style:style style:name="T190" style:family="text">
      <style:text-properties officeooo:rsid="0044be7b"/>
    </style:style>
    <style:style style:name="T191" style:family="text">
      <style:text-properties officeooo:rsid="0045d399"/>
    </style:style>
    <style:style style:name="T192" style:family="text">
      <style:text-properties officeooo:rsid="0045d94a"/>
    </style:style>
    <style:style style:name="T193" style:family="text">
      <style:text-properties fo:color="#228b22"/>
    </style:style>
    <style:style style:name="T194" style:family="text">
      <style:text-properties fo:color="#228b22" fo:font-style="normal" officeooo:rsid="0045d94a" style:font-style-asian="normal" style:font-style-complex="normal"/>
    </style:style>
    <style:style style:name="T195" style:family="text">
      <style:text-properties style:font-name="Itm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text:span><text:span text:style-name="T2">kipping</text:span><text:span text:style-name="T1"> S</text:span><text:span text:style-name="T2">tone</text:span></text:p>
      <text:p text:style-name="P2"><text:span text:style-name="T25">Software</text:span><text:span text:style-name="T1"> Manual</text:span></text:p>
      <text:p text:style-name="P2"><text:span text:style-name="T1"/></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6">1 Introduction <text:tab/>2</text:p>
          <text:p text:style-name="P75">1.1 Why MATLAB?<text:tab/>2</text:p>
          <text:p text:style-name="P75">1.2 MATLAB basics<text:tab/>2</text:p>
          <text:p text:style-name="P77">1.2.1 Data types<text:tab/>2</text:p>
          <text:p text:style-name="P77">1.2.2 Functions<text:tab/>2</text:p>
          <text:p text:style-name="P77">1.2.3 Cells, Code Folding and the Report Generator<text:tab/>3</text:p>
          <text:p text:style-name="P77">1.2.4 Classes<text:tab/>4</text:p>
          <text:p text:style-name="P77">1.2.5 Efficiency considerations<text:tab/>4</text:p>
          <text:p text:style-name="P1">1.2.5.1 MATLAB Literacy<text:tab/>4</text:p>
          <text:p text:style-name="P1">1.2.5.2 MATLAB Editor<text:tab/>5</text:p>
          <text:p text:style-name="P1">1.2.5.3 MATLAB Profiler<text:tab/>5</text:p>
          <text:p text:style-name="P1">1.2.5.4 FOR/WHILE loops<text:tab/>5</text:p>
          <text:p text:style-name="P1">1.2.5.5 MEX Functions<text:tab/>6</text:p>
          <text:p text:style-name="P76">2 Program Design<text:tab/>6</text:p>
          <text:p text:style-name="P75">2.1 Workflow<text:tab/>6</text:p>
          <text:p text:style-name="P75">2.2 Data Model<text:tab/>6</text:p>
          <text:p text:style-name="P77">2.2.1 Main mechanism<text:tab/>6</text:p>
          <text:p text:style-name="P77">2.2.2 Settings<text:tab/>7</text:p>
          <text:p text:style-name="P77">2.2.3 Handles<text:tab/>8</text:p>
          <text:p text:style-name="P77">2.2.4 Model<text:tab/>9</text:p>
          <text:p text:style-name="P77">2.2.5 Calculation<text:tab/>9</text:p>
          <text:p text:style-name="P77">2.2.6 Environment<text:tab/>9</text:p>
          <text:p text:style-name="P77">2.2.7 Constants<text:tab/>9</text:p>
          <text:p text:style-name="P75">2.3 Plugins<text:tab/>9</text:p>
          <text:p text:style-name="P76">3 Algorithms<text:tab/>9</text:p>
          <text:p text:style-name="P75">3.1 Ephemerides<text:tab/>9</text:p>
          <text:p text:style-name="P77">3.1.1 Planets<text:tab/>9</text:p>
          <text:p text:style-name="P77">3.1.2 Spacecraft<text:tab/>9</text:p>
          <text:p text:style-name="P75">3.2 Optimizers<text:tab/>9</text:p>
          <text:p text:style-name="P75">3.3 Integrators<text:tab/>9</text:p>
          <text:p text:style-name="P75">3.4 Current plugins<text:tab/>10</text:p>
          <text:p text:style-name="P77">3.4.1 Minimum time-dependent distance to other objects<text:tab/>10</text:p>
          <text:p text:style-name="P76">4 Function Reference<text:tab/>10</text:p>
          <text:p text:style-name="P76">5 Future Work<text:tab/>10</text:p>
          <text:p text:style-name="P75">5.1 Unfinished Features<text:tab/>10</text:p>
          <text:p text:style-name="P75">5.2 Known Flaws and Problems<text:tab/>10</text:p>
          <text:p text:style-name="P77">5.2.1 High Priority<text:tab/>10</text:p>
          <text:p text:style-name="P77">5.2.2 Medium Priority<text:tab/>10</text:p>
          <text:p text:style-name="P77">5.2.3 Low Priority<text:tab/>11</text:p>
        </text:index-body>
      </text:table-of-content>
      <text:h text:style-name="P66" text:outline-level="1"><text:span text:style-name="T25"/></text:h>
      <text:h text:style-name="P67" text:outline-level="1"><text:span text:style-name="T25">Introduction </text:span></text:h>
      <text:p text:style-name="P3"><text:span text:style-name="T25"/></text:p>
      <text:h text:style-name="P68" text:outline-level="2"><text:span text:style-name="T168">W</text:span><text:span text:style-name="T25">hy MATLAB?</text:span></text:h>
      <text:list xml:id="list723020058" text:style-name="L4">
        <text:list-item>
          <text:p text:style-name="P49"><text:span text:style-name="T140"/></text:p>
        </text:list-item>
        <text:list-item>
          <text:p text:style-name="P50"><text:span text:style-name="T140">MATLAB is not </text:span><text:span text:style-name="T139">really </text:span><text:span text:style-name="T140">intended to make applications as large as </text:span><text:span text:style-name="T139">S</text:span><text:span text:style-name="T140">kipping </text:span><text:span text:style-name="T139">S</text:span><text:span text:style-name="T140">tone. Doing it anyway is therefore all the more fun to do :-) </text:span></text:p>
        </text:list-item>
      </text:list>
      <text:h text:style-name="P68" text:outline-level="2"><text:span text:style-name="T25">MATLAB basics</text:span></text:h>
      <text:h text:style-name="Heading_20_3" text:outline-level="3"><text:span text:style-name="T168">Data types</text:span></text:h>
      <text:p text:style-name="P57"><text:span text:style-name="T168"><text:tab/>Aside from the usual types (double, </text:span><text:span text:style-name="T177">bool</text:span><text:span text:style-name="T168">, etc.) </text:span><text:span text:style-name="T177">MATLAB has two overarching data types: structures and cells. A structure is MATLAB's named compound data type. It can hold any other data type: </text:span></text:p>
      <text:p text:style-name="P15"><text:span text:style-name="T177"><text:tab/>myStruct.field1 = @cos; </text:span></text:p>
      <text:p text:style-name="P5"><text:span text:style-name="T26"><text:tab/>myStruct.field2.field1 = </text:span><text:span text:style-name="T123">'test'</text:span><text:span text:style-name="T26">;</text:span></text:p>
      <text:p text:style-name="P10"><text:tab/>myStruct.field2.field2 = <text:span text:style-name="T177">[0.005, 1.694]</text:span>;</text:p>
      <text:p text:style-name="P10"/>
      <text:p text:style-name="P60"><text:span text:style-name="T177">Structures can also be multi-dimensional: </text:span></text:p>
      <text:p text:style-name="P16"><text:span text:style-name="T177"><text:tab/>myStruct(1).field1(1) = @cos; </text:span></text:p>
      <text:p text:style-name="P10"><text:tab/>myStruct(1).field1(2) = @sin; </text:p>
      <text:p text:style-name="P10"><text:tab/>myStruct(2).field1(1) = @tan; </text:p>
      <text:p text:style-name="P10"><text:tab/>myStruct(2).field1(2) = @asin;</text:p>
      <text:p text:style-name="P18"><text:span text:style-name="T27"><text:tab/>myStruct</text:span><text:span text:style-name="T31">(:)</text:span></text:p>
      <text:p text:style-name="P18"><text:span text:style-name="T31"/></text:p>
      <text:p text:style-name="P61"><text:span text:style-name="T188">Cells are MATLAB's </text:span><text:span text:style-name="T151">un</text:span><text:span text:style-name="T20">named but numbered compound data type, indicated with curly braces: </text:span></text:p>
      <text:p text:style-name="P7"><text:span text:style-name="T98"><text:tab/>c{1} = </text:span><text:span text:style-name="T125">'test'</text:span><text:span text:style-name="T98">;</text:span></text:p>
      <text:p text:style-name="P10"><text:tab/>c{2} = @(x)sin(x).*cos(x);</text:p>
      <text:p text:style-name="P10"><text:tab/><text:span text:style-name="T189">[myString, myFunction] = c{:};</text:span></text:p>
      <text:p text:style-name="P10"/>
      <text:p text:style-name="P61"><text:span text:style-name="T20">Of course, Cells can be multi-dimensional too: </text:span></text:p>
      <text:p text:style-name="P7"><text:span text:style-name="T98"><text:tab/>c{1,1,1,1} = </text:span><text:span text:style-name="T125">'test1'</text:span><text:span text:style-name="T98">;</text:span></text:p>
      <text:p text:style-name="P5"><text:span text:style-name="T26"><text:tab/>c{4,1,3,1} = </text:span><text:span text:style-name="T123">'test2'</text:span><text:span text:style-name="T26">;</text:span></text:p>
      <text:p text:style-name="P5"><text:span text:style-name="T26"/></text:p>
      <text:p text:style-name="P25"><text:span text:style-name="T120">These data types </text:span><text:span text:style-name="T121">can be extremely useful once you get to know how they can be applied. They </text:span><text:span text:style-name="T120">are used extensively throughout </text:span><text:span text:style-name="T93">S</text:span><text:span text:style-name="T99">kipping </text:span><text:span text:style-name="T93">S</text:span><text:span text:style-name="T99">tone, so </text:span><text:span text:style-name="T100">it's a good</text:span><text:span text:style-name="T99"> </text:span><text:span text:style-name="T100">idea to get acquainted with them. </text:span></text:p>
      <text:h text:style-name="P74" text:outline-level="3"><text:span text:style-name="T6">Functions</text:span></text:h>
      <text:p text:style-name="P63"><text:span text:style-name="T21">There are 4 types of functions one can use in M-language: </text:span></text:p>
      <text:list xml:id="list477484738" text:style-name="L5">
        <text:list-item>
          <text:p text:style-name="P62"><text:span text:style-name="T191">Regular, top-level functions</text:span></text:p>
        </text:list-item>
        <text:list-item>
          <text:p text:style-name="P62"><text:span text:style-name="T191">Subfunctions</text:span></text:p>
        </text:list-item>
        <text:list-item>
          <text:p text:style-name="P62"><text:span text:style-name="T191">Nested functions</text:span></text:p>
        </text:list-item>
        <text:list-item>
          <text:p text:style-name="P62"><text:span text:style-name="T191">Anonymous functions</text:span></text:p>
        </text:list-item>
      </text:list>
      <text:p text:style-name="P63"><text:soft-page-break/><text:span text:style-name="T191">The first of these is the simplest and familiar to most programmers. It looks like</text:span></text:p>
      <text:p text:style-name="P8"><text:span text:style-name="T173"><text:tab/>function</text:span><text:span text:style-name="T122"> y = myFun(x)</text:span></text:p>
      <text:p text:style-name="P10"><text:tab/> <text:s text:c="3"/>y = 2*x;</text:p>
      <text:p text:style-name="P20"><text:tab/>end</text:p>
      <text:p text:style-name="P51"><text:span text:style-name="T191">You can save this snippe</text:span><text:span text:style-name="T21">t as <text:s/></text:span><text:span text:style-name="T39">myFun.m</text:span><text:span text:style-name="T69">, after which you can run it from MATLAB as <text:s/>if it is a normal built-in function. <text:tab/></text:span></text:p>
      <text:p text:style-name="P51"><text:span text:style-name="T69"><text:tab/></text:span><text:span text:style-name="T70">Contrary to popular belief, y</text:span><text:span text:style-name="T69">ou do not need to save every function as a separate file. Suppose the function above would need </text:span><text:span text:style-name="T70">to perform additional tasks on </text:span><text:span text:style-name="T40">x</text:span><text:span text:style-name="T70"> before returning </text:span><text:span text:style-name="T39">y</text:span><text:span text:style-name="T70">. In that case you </text:span><text:span text:style-name="T71">culd</text:span><text:span text:style-name="T70"> use a subfunction: </text:span></text:p>
      <text:p text:style-name="P23"><text:span text:style-name="T83"><text:tab/></text:span><text:span text:style-name="T22">function</text:span><text:span text:style-name="T101"> y = myFun(x) <text:s text:c="3"/></text:span><text:bookmark-start text:name="__DdeLink__1415_352861267"/><text:span text:style-name="T101"><text:s/></text:span><text:bookmark-end text:name="__DdeLink__1415_352861267"/><text:span text:style-name="T194">% (top-level function) <text:s text:c="3"/></text:span></text:p>
      <text:p text:style-name="P22"><text:span text:style-name="T101"><text:tab/><text:tab/>x = prep_X(x);</text:span></text:p>
      <text:p text:style-name="P13"><text:tab/><text:tab/>y = 2*x;</text:p>
      <text:p text:style-name="P21"><text:tab/>end</text:p>
      <text:p text:style-name="P23"><text:span text:style-name="T22"><text:tab/></text:span><text:bookmark-start text:name="__DdeLink__1413_352861267"/><text:span text:style-name="T22">function</text:span><text:span text:style-name="T101"> b = prep_X(a) <text:s text:c="3"/></text:span><text:span text:style-name="T194">% (subfunction)</text:span></text:p>
      <text:p text:style-name="P13"><text:tab/> <text:s text:c="3"/><text:span text:style-name="T192">b</text:span> = <text:span text:style-name="T192">repmat(a, 4,1)</text:span>;</text:p>
      <text:p text:style-name="P21"><text:tab/>end<text:bookmark-end text:name="__DdeLink__1413_352861267"/></text:p>
      <text:p text:style-name="P21"/>
      <text:p text:style-name="P22"><text:span text:style-name="T83">You save these </text:span><text:span text:style-name="T52">two</text:span><text:span text:style-name="T83"> functions in </text:span><text:span text:style-name="T52">one</text:span><text:span text:style-name="T83"> file. MATLAB only “sees” the top-level function (which should also be the name of the M-file), but the subfunction is </text:span><text:span text:style-name="T84">perfectly usable </text:span><text:span text:style-name="T83">inside the top-level function. The variables inside both functions are private to themselves </text:span><text:span text:style-name="T84">though</text:span><text:span text:style-name="T83">, that is, variable <text:s/></text:span><text:span text:style-name="T101">b </text:span><text:span text:style-name="T82">cannot be seen in the top-level function; only <text:s/></text:span><text:span text:style-name="T101">prep_X() </text:span><text:span text:style-name="T83">has access to it. </text:span></text:p>
      <text:p text:style-name="P23"><text:span text:style-name="T83"><text:tab/>This is however different for nested functions. </text:span><text:span text:style-name="T85">A nested function (as the name implies) is a function defined </text:span><text:span text:style-name="T53">inside</text:span><text:span text:style-name="T85"> another function: </text:span></text:p>
      <text:p text:style-name="P23"><text:span text:style-name="T85"/></text:p>
      <text:p text:style-name="P23"><text:tab/>function<text:span text:style-name="T26"> y = myFun(x) <text:s text:c="7"/></text:span><text:span text:style-name="T193">% (top-level function) <text:s text:c="3"/></text:span></text:p>
      <text:p text:style-name="P10"><text:tab/> <text:s text:c="3"/>y = myNestedFcn; <text:s text:c="3"/></text:p>
      <text:p text:style-name="P5"><text:span text:style-name="T26"><text:tab/> <text:s text:c="3"/></text:span><text:span text:style-name="T170">function</text:span><text:span text:style-name="T26"> w = myNestedFcn </text:span><text:span text:style-name="T193">% (nested function)</text:span></text:p>
      <text:p text:style-name="P10"><text:tab/> <text:s text:c="7"/>w = 2*x;</text:p>
      <text:p text:style-name="P5"><text:span text:style-name="T26"><text:tab/> <text:s text:c="3"/></text:span><text:span text:style-name="T170">end</text:span><text:span text:style-name="T26"> <text:s text:c="7"/></text:span></text:p>
      <text:p text:style-name="P20"><text:tab/>end</text:p>
      <text:p text:style-name="P5"><text:span text:style-name="T170"><text:tab/>function</text:span><text:span text:style-name="T26"> b = prep_X(a) <text:s text:c="6"/></text:span><text:span text:style-name="T193">%(subfunction)</text:span></text:p>
      <text:p text:style-name="P10"><text:tab/> <text:s text:c="4"/>b = repmat(a, 4,1);</text:p>
      <text:p text:style-name="P20"><text:tab/>end</text:p>
      <text:p text:style-name="P23"><text:span text:style-name="T83"/></text:p>
      <text:p text:style-name="P24"><text:span text:style-name="T87">I</text:span><text:span text:style-name="T85">n short, nested functions have access to variables defined in their parent function </text:span><text:span text:style-name="T86">(</text:span><text:span text:style-name="T85">but </text:span><text:span text:style-name="T53">not</text:span><text:span text:style-name="T85"> vice versa</text:span><text:span text:style-name="T86">)</text:span><text:span text:style-name="T85">. </text:span><text:span text:style-name="T86">Also, the subfunction </text:span><text:span text:style-name="T102">prep_X() </text:span><text:span text:style-name="T86">does not have access to the nested function </text:span><text:span text:style-name="T102">myNestedFcn() </text:span><text:span text:style-name="T86">or </text:span><text:span text:style-name="T87">any</text:span><text:span text:style-name="T86"> variables within it. </text:span><text:span text:style-name="T87">Aside from possible input/output arguments, you can see nested functions as a way to automatically copy-paste their contents to all locations where they are called (or better yet, to get the behavior of global variables in a function without actually using global variables). </text:span></text:p>
      <text:p text:style-name="P24"><text:span text:style-name="T87"><text:tab/>The last type of function </text:span></text:p>
      <text:p text:style-name="P24"><text:span text:style-name="T87"/></text:p>
      <text:p text:style-name="P24"><text:span text:style-name="T87"><text:tab/>Functions can also be called with a variable number of arguments</text:span></text:p>
      <text:p text:style-name="P24"><text:span text:style-name="T87"/></text:p>
      <text:p text:style-name="P9"><text:span text:style-name="T183"><text:tab/>One last </text:span><text:span text:style-name="T183">thing worth mentionin</text:span><text:span text:style-name="T183">g</text:span> <text:span text:style-name="T87">a</text:span><text:span text:style-name="T183">re</text:span><text:span text:style-name="T183"> </text:span><text:span text:style-name="T174">persistent</text:span><text:span text:style-name="T103"> </text:span><text:span text:style-name="T87">variables. </text:span></text:p>
      <text:p text:style-name="P24"><text:span text:style-name="T87"/></text:p>
      <text:h text:style-name="Heading_20_3" text:outline-level="3"><text:span text:style-name="T168">Cells,</text:span><text:span text:style-name="T187"> Code Folding </text:span><text:span text:style-name="T188">and the Report Generator</text:span></text:h>
      <text:p text:style-name="P48"><text:span text:style-name="T188">A cell is not only a data type; it is also a term used by the Mathworks to indicate distinct blocks of code. <text:s/>A new cell can be made (in the MATLAB editor that is) by typing a double percent sign (</text:span><text:span text:style-name="T30">%%</text:span><text:span text:style-name="T44">), followed by a description of that particular cell. Their </text:span></text:p>
      <text:h text:style-name="P70" text:outline-level="3"><text:soft-page-break/><text:span text:style-name="T168">Classes</text:span></text:h>
      <text:h text:style-name="P73" text:outline-level="3"><text:span text:style-name="T168">Efficiency considerations</text:span></text:h>
      <text:p text:style-name="P39"><text:span text:style-name="T7"><text:tab/>A</text:span><text:span text:style-name="T6">s MATLAB </text:span><text:span text:style-name="T7">is intended</text:span><text:span text:style-name="T6"> for rapid prototyping </text:span><text:span text:style-name="T7">rather than application design</text:span><text:span text:style-name="T6">, it can be quite slow </text:span><text:span text:style-name="T7">in certain situations. The difference in execution speed between a MATLAB program and a similar compiled C++ program for instance can indeed be </text:span><text:span text:style-name="T145">huge: </text:span><text:span text:style-name="T7">factors of 250 or higher are not uncommon. Usually though, such large factors of difference are encountered only when the MATLAB programmer in question isn't very well-practiced in the ways of MATLAB yet, and this is exactly where the fun comes in: MATLAB </text:span><text:span text:style-name="T145">can</text:span><text:span text:style-name="T7"> be raging fast, but only if you treat it right. </text:span></text:p>
      <text:p text:style-name="P40"><text:span text:style-name="T7"><text:tab/>For example: suppose we have a [1</text:span><text:span text:style-name="T9">×</text:span><text:span text:style-name="T7">3] array named </text:span><text:span text:style-name="T145">A</text:span><text:span text:style-name="T7">, representing the coordinates of some point in 3D space, and a</text:span><text:span text:style-name="T8">n</text:span><text:span text:style-name="T7"> [N</text:span><text:span text:style-name="T9">×</text:span><text:span text:style-name="T7">3] array named </text:span><text:span text:style-name="T145">B</text:span><text:span text:style-name="T7"> representing a point cloud. We want to determine </text:span><text:span text:style-name="T8">which point in </text:span><text:span text:style-name="T146">B</text:span><text:span text:style-name="T8"> lies closest to the point </text:span><text:span text:style-name="T146">A </text:span><text:span text:style-name="T8">(</text:span><text:span text:style-name="T9">t</text:span><text:span text:style-name="T8">his is called a nearest-neighbor search, a classical CPU intensive problem). </text:span><text:span text:style-name="T9">The not-very-well-practiced MATLAB programmer might solve this problem in MATLAB by the following statements: </text:span></text:p>
      <text:p text:style-name="P12"><text:span text:style-name="T9"><text:tab/>mindistance = inf;</text:span></text:p>
      <text:p text:style-name="P5"><text:span text:style-name="T170"><text:tab/>for</text:span><text:span text:style-name="T26"> i = 1:N</text:span></text:p>
      <text:p text:style-name="P10"><text:tab/> <text:s text:c="3"/>diff_vector = A - B(i,:);</text:p>
      <text:p text:style-name="P10"><text:tab/> <text:s text:c="3"/><text:span text:style-name="T176">squares </text:span><text:s text:c="4"/>= diff_vector(1)^2+diff_vector(2)^2+diff_vector(3)^2;</text:p>
      <text:p text:style-name="P11"><text:tab/> <text:s text:c="3"/>distance <text:s text:c="3"/>= sqrt(<text:span text:style-name="T176">squares</text:span>);</text:p>
      <text:p text:style-name="P5"><text:span text:style-name="T26"><text:tab/> <text:s text:c="3"/></text:span><text:span text:style-name="T170">if</text:span><text:span text:style-name="T26"> distance &lt; mindistance</text:span></text:p>
      <text:p text:style-name="P10"><text:tab/> <text:s text:c="7"/><text:span text:style-name="T169">I</text:span> = i;</text:p>
      <text:p text:style-name="P5"><text:span text:style-name="T26"><text:tab/> <text:s text:c="3"/></text:span><text:span text:style-name="T170">end</text:span></text:p>
      <text:p text:style-name="P20"><text:tab/>end</text:p>
      <text:p text:style-name="P58"><text:span text:style-name="T9"/></text:p>
      <text:p text:style-name="P58"><text:span text:style-name="T169">Well, this works fine for small </text:span><text:span text:style-name="T147">N</text:span><text:span text:style-name="T169">, but if </text:span><text:span text:style-name="T9">you want to solve this problem for </text:span><text:span text:style-name="T10">very </text:span><text:span text:style-name="T9">large </text:span><text:span text:style-name="T147">N </text:span><text:span text:style-name="T9">it just takes bloody ages! A well-practices MATLAB programmer on the other hand might write</text:span></text:p>
      <text:p text:style-name="P58"><text:span text:style-name="T9"><text:tab/></text:span><text:span text:style-name="T36">[~,I] = min(sum(bsxfun(@minus,A,B).^2));</text:span></text:p>
      <text:p text:style-name="P40"><text:span text:style-name="T9">which is </text:span><text:span text:style-name="T147">much </text:span><text:span text:style-name="T9">more elegant, </text:span><text:span text:style-name="T147">much </text:span><text:span text:style-name="T9">less typing and (depending </text:span><text:span text:style-name="T16">a bit </text:span><text:span text:style-name="T9">on your computer of course) about 100 times faster than the previous approach. In fact it compares very well to a pure C++ implementation of the nearest neighbor problem. It is however, </text:span><text:span text:style-name="T147">not</text:span><text:span text:style-name="T9"> very intuitive as opposed to the iterative approach. </text:span><text:span text:style-name="T11">The message here is that you need to </text:span><text:span text:style-name="T148">know</text:span><text:span text:style-name="T11"> a few things before complaining that MATLAB is slow; keeping the following guidelines in mind, your algorithms will </text:span><text:span text:style-name="T16">almost certainly </text:span><text:span text:style-name="T11">run a lot faster. </text:span></text:p>
      <text:h text:style-name="Heading_20_4" text:outline-level="4"><text:span text:style-name="T11">MATLAB Literacy</text:span></text:h>
      <text:p text:style-name="P41"><text:span text:style-name="T11">Needless to say: if you know MATLAB better, you're bound to make faster applications (and make applications faster). The previous example (</text:span><text:span text:style-name="T36">bsxfun</text:span><text:span text:style-name="T56">) is a nifty function you should get to know thoroughly; it will save you from doing a lot of unnecessary work. Another common unknown is how to properly convert the </text:span><text:span text:style-name="T63">compound</text:span><text:span text:style-name="T56"> data types </text:span><text:span text:style-name="T63">mentioned earlier</text:span><text:span text:style-name="T56">. For instance, if we want to convert the following structure to a cell array:</text:span></text:p>
      <text:p text:style-name="P6"><text:span text:style-name="T81"><text:tab/></text:span><text:span text:style-name="T97">a(1).b = </text:span><text:span text:style-name="T124">'test'</text:span><text:span text:style-name="T97">;</text:span></text:p>
      <text:p text:style-name="P5"><text:span text:style-name="T26"><text:tab/>a(2).b = </text:span><text:span text:style-name="T185">[64 pi log(2)]</text:span><text:span text:style-name="T26">;</text:span></text:p>
      <text:p text:style-name="P5"><text:span text:style-name="T26"/></text:p>
      <text:p text:style-name="P59"><text:span text:style-name="T56">use</text:span></text:p>
      <text:p text:style-name="P14"><text:span text:style-name="T137"><text:tab/></text:span><text:span text:style-name="T11">c = {a(:).b};</text:span></text:p>
      <text:p text:style-name="P14"><text:span text:style-name="T11"/></text:p>
      <text:p text:style-name="P17"><text:soft-page-break/><text:span text:style-name="T11">instead of, say,</text:span></text:p>
      <text:p text:style-name="P6"><text:span text:style-name="T81"><text:tab/></text:span><text:span text:style-name="T97">c = {}; </text:span><text:span text:style-name="T170">for</text:span><text:span text:style-name="T26"> i = 1:</text:span><text:span text:style-name="T119">2</text:span><text:span text:style-name="T26">, c{i} = a{i}.b; </text:span><text:span text:style-name="T170">end</text:span></text:p>
      <text:p text:style-name="P20"/>
      <text:p text:style-name="P46"><text:span text:style-name="T57">Also take a look at functions such as </text:span><text:span text:style-name="T37">structfun(), cellfun() </text:span><text:span text:style-name="T56">and</text:span><text:span text:style-name="T37"> arrayfun(). </text:span><text:span text:style-name="T57">A good rule of thumb</text:span><text:span text:style-name="T56">: if you want to do something </text:span><text:span text:style-name="T57">seemingly</text:span><text:span text:style-name="T56"> simple and you take more than </text:span><text:span text:style-name="T57">two</text:span><text:span text:style-name="T56"> line</text:span><text:span text:style-name="T57">s</text:span><text:span text:style-name="T56"> to do it, it is probably worthwhile to look up how it </text:span><text:span text:style-name="T48">should</text:span><text:span text:style-name="T56"> be done. </text:span><text:span text:style-name="T62">A great tip even experienced programmers seem not to know about: the </text:span><text:span text:style-name="T171">end </text:span><text:span text:style-name="T179">keyword is overloaded</text:span><text:span text:style-name="T184"> </text:span><text:span text:style-name="T180">in MATLAB</text:span><text:span text:style-name="T179">; it can mean both the end of an I </text:span><text:span text:style-name="T172">if</text:span><text:span text:style-name="T179">, </text:span><text:span text:style-name="T172">switch</text:span><text:span text:style-name="T179">, </text:span><text:span text:style-name="T171">for,</text:span><text:span text:style-name="T179"> </text:span><text:span text:style-name="T181">etc. block</text:span><text:span text:style-name="T179">, but also the end index of an array:</text:span></text:p>
      <text:p text:style-name="P19"><text:tab/>a = b(1,3:end);</text:p>
      <text:p text:style-name="P45"><text:span text:style-name="T58">Another tip: if you explicitly request the inverse of a matrix, you're probably doing it wrong (see next paragraph). </text:span><text:span text:style-name="T57">One last tip: MATLAB operates with column-major order (same as say, FORTRAN). That means that column-wise operations are </text:span><text:span text:style-name="T49">faster</text:span><text:span text:style-name="T57"> than row-wise operations. For instance, operations on relatively large matrices </text:span><text:span text:style-name="T58">are usually </text:span><text:span text:style-name="T57">faster if you first transpose the matrix and work down the columns, than working down the rows directly. It's counter-intuitive, but well worth experimenting with. </text:span></text:p>
      <text:h text:style-name="Heading_20_4" text:outline-level="4"><text:span text:style-name="T57">MATLAB </text:span><text:span text:style-name="T61">E</text:span><text:span text:style-name="T57">ditor</text:span></text:h>
      <text:p text:style-name="P42"><text:span text:style-name="T57">Despite the fact that it might not be your favorite code editor, it </text:span><text:span text:style-name="T49">does</text:span><text:span text:style-name="T57"> pay off to look at your code in MATLAB's own editor once in a while. If you've turned on M-lint (also known as Code Analyzer, which is turned on by default) it will “spell check” your code for obvious performance improvements, <text:s/>invalid or impractical use of the language, or otherwise inform you of handy tips and tricks. </text:span><text:span text:style-name="T59">If anything, it's an invaluable learning aid. </text:span></text:p>
      <text:h text:style-name="Heading_20_4" text:outline-level="4"><text:span text:style-name="T60">MATLAB Profiler</text:span></text:h>
      <text:p text:style-name="P44"><text:span text:style-name="T60">The Profiler is a nifty little utility to check which functions (which exact lines even) are your program's main bottlenecks. Type </text:span><text:span text:style-name="T118">profile viewer </text:span><text:span text:style-name="T60">in the command window to start it (or by clicking on its icon in the toolbar). Then enter the name of your caller function (</text:span><text:span text:style-name="T118">main.m </text:span><text:span text:style-name="T60">for instance), and after it completes </text:span><text:span text:style-name="T64">(or you press stop) </text:span><text:span text:style-name="T60">you can examine exactly how much time was spent in each function and on each line. This is </text:span><text:span text:style-name="T64">a </text:span><text:span text:style-name="T60">great </text:span><text:span text:style-name="T64">tool </text:span><text:span text:style-name="T60">for identifying bottlenecks, because it doesn't make much sense to spend much time optimizing functions that are not really improving your program's execution speed – you get to know </text:span><text:span text:style-name="T65">where to focus your attention. </text:span></text:p>
      <text:h text:style-name="Heading_20_4" text:outline-level="4"><text:span text:style-name="T11">FOR/WHILE loops</text:span></text:h>
      <text:p text:style-name="P41"><text:span text:style-name="T11">One of the main </text:span><text:span text:style-name="T12">reasons MATLAB is slow</text:span><text:span text:style-name="T11"> </text:span><text:span text:style-name="T14">at times </text:span><text:span text:style-name="T12">is because of </text:span><text:span text:style-name="T13">the way it handles </text:span><text:span text:style-name="T12">loop structures. In a compiled program, the loop contents can be cached </text:span><text:span text:style-name="T14">and</text:span><text:span text:style-name="T12"> some parts </text:span><text:span text:style-name="T14">even </text:span><text:span text:style-name="T12">registered, which enables </text:span><text:span text:style-name="T14">extremely</text:span><text:span text:style-name="T12"> fast access </text:span><text:span text:style-name="T14">to the data </text:span><text:span text:style-name="T13">for the CPU. MATLAB's interpreter (or any interpreter for that matter) cannot do this; instead, it executes the next iteration completely </text:span><text:span text:style-name="T14">separate</text:span><text:span text:style-name="T13"> from the previous one, and almost no caching is </text:span><text:span text:style-name="T14">used</text:span><text:span text:style-name="T13">. </text:span></text:p>
      <text:p text:style-name="P41"><text:span text:style-name="T13"><text:tab/>However, from MATLAB R2007 onwards the Mathworks </text:span><text:span text:style-name="T14">implemented a</text:span><text:span text:style-name="T13"> JIT (Just-in-Time compilation) </text:span><text:span text:style-name="T14">for M-code</text:span><text:span text:style-name="T13">. This comes down to MATLAB </text:span><text:span text:style-name="T149">compiling </text:span><text:span text:style-name="T13">loops just prior to execution, in such a way that caching becomes possible. But: as always, compilable code cannot be very flexible. Loops will only compile with JIT (and thus run fast) if they follow these basic rules: </text:span></text:p>
      <text:list xml:id="list443189384" text:style-name="L3">
        <text:list-item>
          <text:p text:style-name="P43"><text:span text:style-name="T13">All loop indices are integers</text:span></text:p>
        </text:list-item>
        <text:list-item>
          <text:p text:style-name="P43"><text:span text:style-name="T13">All variables inside the loop have constant size</text:span></text:p>
        </text:list-item>
        <text:list-item>
          <text:p text:style-name="P43"><text:span text:style-name="T13">Functions called inside a loop can only be MATLAB built-in functions.</text:span></text:p>
        </text:list-item>
      </text:list>
      <text:p text:style-name="P44"><text:soft-page-break/><text:span text:style-name="T13">Although rule 1 and 2 are </text:span><text:span text:style-name="T14">easily</text:span><text:span text:style-name="T13"> </text:span><text:span text:style-name="T14">manageable</text:span><text:span text:style-name="T13">, rule 3 will be the most difficult one to avoid. Even very obvious thin</text:span><text:span text:style-name="T14">g</text:span><text:span text:style-name="T13">s </text:span><text:span text:style-name="T13">such as <text:s/></text:span><text:span text:style-name="T38">repmat() </text:span><text:span text:style-name="T66">are </text:span><text:span text:style-name="T50">not</text:span><text:span text:style-name="T66"> built-ins and can therefore </text:span><text:span text:style-name="T50">not </text:span><text:span text:style-name="T66">be used inside loops (you can check whether a function is a built-in simply by typing </text:span><text:span text:style-name="T38">edit &lt;function_name&gt; </text:span><text:span text:style-name="T66">in the command window, and see if it's implemented in M-code of not). </text:span></text:p>
      <text:p text:style-name="P44"><text:span text:style-name="T66"><text:tab/></text:span><text:span text:style-name="T67">If you simply cannot avoid using a loop, it can pay off to “inline” small functions into the loop. That means, just copy-paste the contents of that particular function onto the place where you want it to execute. If this is too impractical, and that loop is really </text:span><text:span text:style-name="T68">the main</text:span><text:span text:style-name="T67"> bottleneck, read on.</text:span></text:p>
      <text:h text:style-name="Heading_20_4" text:outline-level="4"><text:span text:style-name="T11">MEX Functions</text:span></text:h>
      <text:p text:style-name="P47"><text:span text:style-name="T17">If all else fails and M-code really isn't up to the task, you can write the algorithm in C and compile it into a MEX function. This is a type of function that can be used in MATLAB just as if it is a MATLAB built-in, but then made by you. There are two ways to do it: using </text:span><text:span text:style-name="T150">Embedded MATLAB</text:span><text:span text:style-name="T17"> (to automagically convert M-code to a compiled </text:span><text:span text:style-name="T19">MATLAB </text:span><text:span text:style-name="T17">function), or starting from scratch in C and including the right libraries and handling MATLAB data the right way. Both of these </text:span><text:span text:style-name="T19">methods </text:span><text:span text:style-name="T17">are too complicated to discuss at length here; </text:span><text:span text:style-name="T18">you'll have to read MATLAB's own documentation if you're stuck enough to resort to this. </text:span></text:p>
      <text:h text:style-name="P64" text:outline-level="1"><text:span text:style-name="T25">Program </text:span><text:span text:style-name="T168">Design</text:span></text:h>
      <text:p text:style-name="P27"><text:span text:style-name="T141">The whole GUI is basically a MATLAB figure, with dozens of </text:span><text:span text:style-name="T28">uicontrol()</text:span><text:span text:style-name="T29">'s</text:span><text:span text:style-name="T88"> </text:span><text:span text:style-name="T90">on it</text:span></text:p>
      <text:p text:style-name="P27"><text:span text:style-name="T90"/></text:p>
      <text:h text:style-name="P69" text:outline-level="2"><text:span text:style-name="T91">Workflow</text:span></text:h>
      <text:h text:style-name="P68" text:outline-level="2"><text:span text:style-name="T25">Data Model</text:span></text:h>
      <text:h text:style-name="P70" text:outline-level="3"><text:span text:style-name="T25">Main mechanism</text:span></text:h>
      <text:p text:style-name="P29"><text:span text:style-name="T43">Each and every </text:span><text:span text:style-name="T28">uicontrol() </text:span><text:span text:style-name="T45">has an extra field called </text:span><text:span text:style-name="T32">UserData </text:span><text:span text:style-name="T45">that can hold arbitrary data. Writing data to this field does not affect the appearance or behavior of that </text:span><text:span text:style-name="T32">uicontrol()</text:span><text:span text:style-name="T45"> in any way. This is indeed a very useful feature, which is indeed frequently made use of throughout the program. <text:s/></text:span></text:p>
      <text:p text:style-name="P29"><text:span text:style-name="T45">However, there is another, </text:span><text:span text:style-name="T46">much more suited</text:span><text:span text:style-name="T45"> mechanism specifically designed for </text:span><text:span text:style-name="T46">storing and retreiving large amounts of application data: </text:span><text:span text:style-name="T45"><text:s/></text:span><text:span text:style-name="T32">setappdata() </text:span><text:span text:style-name="T45">and</text:span><text:span text:style-name="T32"> getappdata(). </text:span><text:span text:style-name="T46">These two commands basically write and read data from a MATLAB figure's </text:span><text:span text:style-name="T33">AppData </text:span><text:span text:style-name="T46">field. </text:span></text:p>
      <text:p text:style-name="P29"><text:span text:style-name="T46">They work as follows. Suppose you have an image stored in the variable </text:span><text:span text:style-name="T33">p. </text:span><text:span text:style-name="T46">You can store this image in a figure with handle <text:s/></text:span><text:span text:style-name="T33">fig_handle </text:span><text:span text:style-name="T46">by issuing the command </text:span></text:p>
      <text:p text:style-name="P29"><text:span text:style-name="T46"><text:tab/></text:span><text:span text:style-name="T33">setappdata(fig_handle, 'myImg', p);</text:span></text:p>
      <text:p text:style-name="P29"><text:span text:style-name="T46">Later on in the program you can retrieve the imagedata by issuing </text:span></text:p>
      <text:p text:style-name="P29"><text:span text:style-name="T33"><text:tab/>p = getappdata(fig_handle, 'myImg');</text:span></text:p>
      <text:p text:style-name="P31">This provides a quick and easy way to store data in a central location, namely, in an application's main window. This is the main mechanism used in Skipping Stone. The main window (with handle <text:span text:style-name="T41">global MainWin</text:span>) contains 6 main datastructures: <text:span text:style-name="T41">settings, handles, calculation, model, environment </text:span>and<text:span text:style-name="T41"> constants</text:span>. As these structures are pretty large and complex, their contents is outlined in the sections below.</text:p>
      <text:h text:style-name="P72" text:outline-level="3"><text:soft-page-break/><text:span text:style-name="T25">Settings</text:span></text:h>
      <text:p text:style-name="P52"><text:span text:style-name="T156">Although it is possible to read out all settings directly from the </text:span><text:span text:style-name="T117">uicontrol</text:span><text:span text:style-name="T156">() on the </text:span><text:span text:style-name="T158">MainWin</text:span><text:span text:style-name="T156">, it is not very elegant and more importantly, not very flexible. The </text:span><text:span text:style-name="T41">settings </text:span><text:span text:style-name="T72">structure </text:span><text:span text:style-name="T156">is deliberately kept </text:span><text:span text:style-name="T143">separate</text:span><text:span text:style-name="T4"> from the </text:span><text:span text:style-name="T41">handles </text:span><text:span text:style-name="T72">structure, as this provides a way to hide or destroy handles while saving the settings, </text:span><text:span text:style-name="T75">or better yet, manipulate the settings for </text:span><text:span text:style-name="T117">uicontrol()'s</text:span><text:span text:style-name="T75"> that do not currently exist</text:span><text:span text:style-name="T72">. It contains </text:span><text:span text:style-name="T51">all</text:span><text:span text:style-name="T72"> current settings, </text:span><text:span text:style-name="T73">organized (roughly) by </text:span><text:span text:style-name="T75">the </text:span><text:span text:style-name="T73">tabs in the main window:</text:span></text:p>
      <text:p text:style-name="P32"><text:span text:style-name="T73"/></text:p>
      <text:p text:style-name="P33"><text:span text:style-name="T105">settings = </text:span></text:p>
      <text:p text:style-name="P34"><text:span text:style-name="T105"><text:s text:c="12"/>launch: [1x1 struct]<text:tab/>target: [1x1 struct]</text:span></text:p>
      <text:p text:style-name="P34"><text:span text:style-name="T105"><text:s text:c="13"/>power: [1x1 struct]<text:tab/>BATCH: [1x1 struct]</text:span></text:p>
      <text:p text:style-name="P34"><text:span text:style-name="T105"><text:s text:c="8"/>propulsion: [1x1 struct]<text:tab/>postprocessing: [1x1 struct]</text:span></text:p>
      <text:p text:style-name="P34"><text:span text:style-name="T105"><text:s text:c="9"/>departure: [1x1 struct]<text:tab/>arrival: [1x1 struct]</text:span></text:p>
      <text:p text:style-name="P34"><text:span text:style-name="T105"><text:s text:c="13"/>model: [5x1 logical]<text:tab/>optimize: [1x1 struct]</text:span></text:p>
      <text:p text:style-name="P33"><text:span text:style-name="T105"><text:s text:c="15"/>GAM: [1x1 struct]</text:span></text:p>
      <text:p text:style-name="P33"><text:span text:style-name="T105"/></text:p>
      <text:p text:style-name="P35"><text:span text:style-name="T74">Each of the subfields corresponds to a value in a </text:span><text:span text:style-name="T108">uicontrol() </text:span><text:span text:style-name="T74">and is changed in that </text:span><text:span text:style-name="T108">uicontrol()'s </text:span><text:span text:style-name="T76">callback function. The names speak for themselves; here is a complete </text:span><text:span text:style-name="T77">list</text:span><text:span text:style-name="T76">: </text:span></text:p>
      <text:p text:style-name="P34"><text:span text:style-name="T105"/></text:p>
      <table:table table:name="Table1" table:style-name="Table1">
        <table:table-column table:style-name="Table1.A" table:number-columns-repeated="2"/>
        <table:table-row>
          <table:table-cell office:value-type="string">
            <text:p text:style-name="P35"><text:span text:style-name="T111">settings.launch.</text:span><text:span text:style-name="T106"> <text:s text:c="25"/></text:span></text:p>
            <text:p text:style-name="P35"><text:span text:style-name="T106"><text:tab/>launch_mass <text:s text:c="30"/></text:span></text:p>
            <text:p text:style-name="P35"><text:span text:style-name="T106"><text:s/><text:tab/>launch_mass_margin</text:span></text:p>
            <text:p text:style-name="P35"><text:span text:style-name="T106"><text:s text:c="6"/>adapter_mass</text:span></text:p>
            <text:p text:style-name="P35"><text:span text:style-name="T106"><text:s text:c="6"/>max_C3</text:span></text:p>
            <text:p text:style-name="P35"><text:span text:style-name="T106"><text:tab/>payload_mass</text:span></text:p>
            <text:p text:style-name="P35"><text:span text:style-name="T106"><text:tab/>payload_mass_margin</text:span></text:p>
            <text:p text:style-name="P35"><text:span text:style-name="T106"/></text:p>
            <text:p text:style-name="P35"><text:span text:style-name="T106"/></text:p>
            <text:p text:style-name="P54"><text:span text:style-name="T115">settings.power.</text:span></text:p>
            <text:p text:style-name="P35"><text:span text:style-name="T106"><text:tab/>selected</text:span></text:p>
            <text:p text:style-name="P35"><text:span text:style-name="T106"><text:s text:c="6"/>SEP.</text:span></text:p>
            <text:p text:style-name="P35"><text:span text:style-name="T106"><text:tab/><text:tab/>power_1AU</text:span></text:p>
            <text:p text:style-name="P35"><text:span text:style-name="T106"><text:tab/><text:tab/>deterioration_rate</text:span></text:p>
            <text:p text:style-name="P35"><text:span text:style-name="T106"><text:tab/><text:tab/>jettisonable</text:span></text:p>
            <text:p text:style-name="P35"><text:span text:style-name="T106"><text:tab/><text:tab/>panel_mass</text:span></text:p>
            <text:p text:style-name="P35"><text:span text:style-name="T106"><text:s text:c="6"/>NEP.</text:span></text:p>
            <text:p text:style-name="P35"><text:span text:style-name="T106"><text:tab/><text:tab/>amount</text:span></text:p>
            <text:p text:style-name="P35"><text:span text:style-name="T106"><text:tab/><text:tab/>power_per_battery</text:span></text:p>
            <text:p text:style-name="P35"><text:span text:style-name="T106"><text:tab/><text:tab/>deterioration_rate</text:span></text:p>
            <text:p text:style-name="P35"><text:soft-page-break/><text:span text:style-name="T106"><text:tab/>instrument_power</text:span></text:p>
            <text:p text:style-name="P35"><text:span text:style-name="T106"/></text:p>
            <text:p text:style-name="P54"><text:span text:style-name="T114">settings.GAM.</text:span></text:p>
            <text:p text:style-name="P35"><text:span text:style-name="T106"><text:tab/></text:span><text:span text:style-name="T108">body</text:span></text:p>
            <text:p text:style-name="P35"><text:span text:style-name="T106"><text:tab/></text:span><text:span text:style-name="T108">TOF_LB</text:span></text:p>
            <text:p text:style-name="P35"><text:span text:style-name="T106"><text:tab/></text:span><text:span text:style-name="T108">TOF_UB</text:span></text:p>
            <text:p text:style-name="P35"><text:span text:style-name="T106"><text:tab/></text:span><text:span text:style-name="T108">min_altitude</text:span></text:p>
            <text:p text:style-name="P35"><text:span text:style-name="T106"><text:tab/></text:span><text:span text:style-name="T108">short_or_longway</text:span></text:p>
            <text:p text:style-name="P35"><text:span text:style-name="T106"><text:tab/></text:span><text:span text:style-name="T108">max_DV</text:span></text:p>
            <text:p text:style-name="P35"><text:span text:style-name="T106"><text:tab/></text:span><text:span text:style-name="T108">complete_revolutions</text:span></text:p>
            <text:p text:style-name="P35"><text:span text:style-name="T106"><text:tab/></text:span><text:span text:style-name="T108">LoverD</text:span></text:p>
            <text:p text:style-name="P35"><text:span text:style-name="T106"><text:tab/></text:span><text:span text:style-name="T108">type</text:span></text:p>
            <text:p text:style-name="P35"><text:span text:style-name="T106"><text:tab/></text:span><text:span text:style-name="T108">jettison</text:span></text:p>
            <text:p text:style-name="P35"><text:span text:style-name="T106"><text:tab/></text:span><text:span text:style-name="T108">constraints.</text:span></text:p>
            <text:p text:style-name="P35"><text:span text:style-name="T106"><text:tab/><text:tab/></text:span><text:span text:style-name="T108">max_tof</text:span></text:p>
            <text:p text:style-name="P35"><text:span text:style-name="T106"><text:tab/><text:tab/></text:span><text:span text:style-name="T108">max_DV</text:span></text:p>
            <text:p text:style-name="P35"><text:span text:style-name="T106"><text:tab/><text:tab/></text:span><text:span text:style-name="T108">min_Solar_distance</text:span></text:p>
            <text:p text:style-name="P35"><text:span text:style-name="T106"><text:tab/><text:tab/></text:span><text:span text:style-name="T108">C3LoverD_tolerance</text:span></text:p>
            <text:p text:style-name="P36"><text:span text:style-name="T108"/></text:p>
            <text:p text:style-name="P36"><text:span text:style-name="T112">settings.optimize.</text:span></text:p>
            <text:p text:style-name="P36"><text:span text:style-name="T106"><text:tab/></text:span><text:span text:style-name="T109">global.</text:span></text:p>
            <text:p text:style-name="P36"><text:span text:style-name="T106"><text:tab/><text:tab/></text:span><text:span text:style-name="T109">optimizer</text:span></text:p>
            <text:p text:style-name="P36"><text:span text:style-name="T106"><text:tab/><text:tab/></text:span><text:span text:style-name="T109">low_thrust_approximation</text:span></text:p>
            <text:p text:style-name="P36"><text:span text:style-name="T106"><text:tab/></text:span><text:span text:style-name="T109">ephemerides</text:span></text:p>
            <text:p text:style-name="P36"><text:span text:style-name="T106"><text:tab/></text:span><text:span text:style-name="T109">objectives.</text:span></text:p>
            <text:p text:style-name="P36"><text:span text:style-name="T106"><text:tab/><text:tab/></text:span><text:span text:style-name="T109">max_mass</text:span></text:p>
            <text:p text:style-name="P36"><text:span text:style-name="T106"><text:tab/><text:tab/></text:span><text:span text:style-name="T109">min_tof</text:span></text:p>
            <text:p text:style-name="P36"><text:span text:style-name="T106"><text:tab/><text:tab/></text:span><text:span text:style-name="T109">other</text:span></text:p>
            <text:p text:style-name="P36"><text:span text:style-name="T106"><text:tab/></text:span><text:span text:style-name="T109">local.</text:span></text:p>
            <text:p text:style-name="P36"><text:span text:style-name="T106"><text:tab/><text:tab/></text:span><text:span text:style-name="T109">optimizer</text:span></text:p>
            <text:p text:style-name="P36"><text:span text:style-name="T106"><text:tab/><text:tab/></text:span><text:span text:style-name="T109">integrator</text:span></text:p>
            <text:p text:style-name="P36"><text:span text:style-name="T106"><text:tab/><text:tab/></text:span><text:span text:style-name="T109">method</text:span></text:p>
          </table:table-cell>
          <table:table-cell office:value-type="string">
            <text:p text:style-name="P54"><text:span text:style-name="T113">settings.propulsion.</text:span></text:p>
            <text:p text:style-name="P35"><text:span text:style-name="T107"><text:tab/>selected</text:span></text:p>
            <text:p text:style-name="P35"><text:span text:style-name="T107"><text:tab/>high_thrust.Isp</text:span></text:p>
            <text:p text:style-name="P35"><text:span text:style-name="T107"><text:tab/>ion_engine.</text:span></text:p>
            <text:p text:style-name="P35"><text:span text:style-name="T107"><text:tab/><text:tab/>Isp</text:span></text:p>
            <text:p text:style-name="P35"><text:span text:style-name="T107"><text:tab/><text:tab/>maxT</text:span></text:p>
            <text:p text:style-name="P35"><text:span text:style-name="T107"><text:tab/><text:tab/>amount</text:span></text:p>
            <text:p text:style-name="P35"><text:span text:style-name="T107"><text:tab/><text:tab/>min_power</text:span></text:p>
            <text:p text:style-name="P35"><text:span text:style-name="T107"><text:tab/><text:tab/>duty_cycle</text:span></text:p>
            <text:p text:style-name="P35"><text:span text:style-name="T107"><text:tab/>Solar_sail.</text:span></text:p>
            <text:p text:style-name="P35"><text:span text:style-name="T107"><text:tab/><text:tab/>surface_area</text:span></text:p>
            <text:p text:style-name="P35"><text:span text:style-name="T107"><text:tab/><text:tab/>reflectivity</text:span></text:p>
            <text:p text:style-name="P35"><text:span text:style-name="T107"><text:tab/>different_Isp.</text:span></text:p>
            <text:p text:style-name="P35"><text:span text:style-name="T107"><text:tab/><text:tab/>check</text:span></text:p>
            <text:p text:style-name="P35"><text:span text:style-name="T107"><text:tab/><text:tab/>Isp</text:span></text:p>
            <text:p text:style-name="P35"><text:span text:style-name="T107"/></text:p>
            <text:p text:style-name="P54"><text:span text:style-name="T114">settings.departure.</text:span></text:p>
            <text:p text:style-name="P35"><text:span text:style-name="T108"><text:tab/>body</text:span></text:p>
            <text:p text:style-name="P35"><text:span text:style-name="T108"><text:tab/>launch_window.</text:span></text:p>
            <text:p text:style-name="P35"><text:span text:style-name="T108"><text:tab/><text:tab/>day</text:span></text:p>
            <text:p text:style-name="P35"><text:soft-page-break/><text:span text:style-name="T108"><text:tab/><text:tab/>month</text:span></text:p>
            <text:p text:style-name="P35"><text:span text:style-name="T108"><text:tab/><text:tab/>year</text:span></text:p>
            <text:p text:style-name="P55"><text:span text:style-name="T116">settings.target.</text:span></text:p>
            <text:p text:style-name="P36"><text:span text:style-name="T106"><text:tab/></text:span><text:span text:style-name="T109">body</text:span></text:p>
            <text:p text:style-name="P36"><text:span text:style-name="T106"><text:tab/></text:span><text:span text:style-name="T109">TOF_LB</text:span></text:p>
            <text:p text:style-name="P36"><text:span text:style-name="T106"><text:tab/></text:span><text:span text:style-name="T109">TOF_UB</text:span></text:p>
            <text:p text:style-name="P36"><text:span text:style-name="T106"><text:tab/></text:span><text:span text:style-name="T109">complete_revolutions</text:span></text:p>
            <text:p text:style-name="P36"><text:span text:style-name="T106"><text:tab/></text:span><text:span text:style-name="T109">short_or_longway</text:span></text:p>
            <text:p text:style-name="P36"><text:span text:style-name="T109"/></text:p>
            <text:p text:style-name="P55"><text:span text:style-name="T116">settings.arrival.</text:span></text:p>
            <text:p text:style-name="P36"><text:span text:style-name="T106"><text:tab/></text:span><text:span text:style-name="T109">type</text:span></text:p>
            <text:p text:style-name="P36"><text:span text:style-name="T106"><text:tab/></text:span><text:span text:style-name="T109">gravity_loss</text:span></text:p>
            <text:p text:style-name="P36"><text:span text:style-name="T106"><text:tab/></text:span><text:span text:style-name="T109">mass_released</text:span></text:p>
            <text:p text:style-name="P36"><text:span text:style-name="T106"><text:tab/></text:span><text:span text:style-name="T109">user_cost_function</text:span></text:p>
            <text:p text:style-name="P36"><text:span text:style-name="T106"><text:tab/></text:span><text:span text:style-name="T109">constraints.</text:span></text:p>
            <text:p text:style-name="P36"><text:span text:style-name="T106"><text:tab/><text:tab/></text:span><text:span text:style-name="T109">max_C3</text:span></text:p>
            <text:p text:style-name="P36"><text:span text:style-name="T109"/></text:p>
            <text:p text:style-name="P55"><text:span text:style-name="T116">settings.BATCH.</text:span></text:p>
            <text:p text:style-name="P36"><text:span text:style-name="T106"><text:tab/></text:span><text:span text:style-name="T109">Check</text:span></text:p>
            <text:p text:style-name="P36"><text:span text:style-name="T109"/></text:p>
            <text:p text:style-name="P36"><text:span text:style-name="T112">settings.model</text:span></text:p>
            <text:p text:style-name="P36"><text:span text:style-name="T112"/></text:p>
            <text:p text:style-name="P36"><text:span text:style-name="T112">settings.postprocessing</text:span></text:p>
          </table:table-cell>
        </table:table-row>
      </table:table>
      <text:p text:style-name="P34"><text:span text:style-name="T105"/></text:p>
      <text:h text:style-name="P70" text:outline-level="3"><text:span text:style-name="T161">H</text:span><text:span text:style-name="T25">andles</text:span></text:h>
      <text:p text:style-name="P53"><text:span text:style-name="T164">Arguably the most complicated data structure in </text:span><text:span text:style-name="T144">S</text:span><text:span text:style-name="T5">kipping </text:span><text:span text:style-name="T144">S</text:span><text:span text:style-name="T5">tone; it contains </text:span><text:span text:style-name="T144">all </text:span><text:span text:style-name="T5">the handles to </text:span><text:span text:style-name="T144">all</text:span><text:span text:style-name="T5"> the objects in the application's main window, </text:span><text:span text:style-name="T24">all </text:span><text:span text:style-name="T23">static texts, menu entries, checkboxes, </text:span><text:span text:style-name="T24">every last little thing you can see</text:span><text:span text:style-name="T23">. Showing what control has what name and position in the </text:span><text:span text:style-name="T110">handles</text:span><text:span text:style-name="T42"> </text:span><text:span text:style-name="T78">structure </text:span><text:span text:style-name="T80">can practically only be done </text:span><text:span text:style-name="T80">with </text:span><text:span text:style-name="T78">pictures: </text:span></text:p>
      <text:h text:style-name="P70" text:outline-level="3"><text:soft-page-break/><text:span text:style-name="T25">Model</text:span></text:h>
      <text:h text:style-name="P71" text:outline-level="3"><text:span text:style-name="T25">Calculation</text:span></text:h>
      <text:h text:style-name="P70" text:outline-level="3"><text:span text:style-name="T25">Environment</text:span></text:h>
      <text:p text:style-name="P28"><text:span text:style-name="T25"/></text:p>
      <text:h text:style-name="P70" text:outline-level="3"><text:span text:style-name="T25">Constants</text:span></text:h>
      <text:p text:style-name="P37"><text:span text:style-name="T164">This is the variable containing some often-used constants or conveniences. Currently it contains</text:span><text:span text:style-name="T25"> </text:span><text:span text:style-name="T164">the fields</text:span></text:p>
      <text:p text:style-name="P56"><text:span text:style-name="T161"><text:tab/>mu_central<text:tab/><text:tab/></text:span><text:span text:style-name="T134">Standard gravitational parameter of the currently selected <text:tab/><text:tab/><text:tab/><text:tab/><text:tab/><text:tab/><text:tab/>central body [km</text:span><text:span text:style-name="T162">2</text:span><text:span text:style-name="T134"> s</text:span><text:span text:style-name="T162">-3</text:span><text:span text:style-name="T134">]</text:span><text:span text:style-name="T161"> </text:span></text:p>
      <text:p text:style-name="P56"><text:span text:style-name="T161"><text:tab/>G<text:tab/><text:tab/><text:tab/></text:span><text:span text:style-name="T136">Newton's Universal gravitational constant</text:span></text:p>
      <text:p text:style-name="P56"><text:span text:style-name="T161"><text:tab/>AU<text:tab/><text:tab/><text:tab/></text:span><text:span text:style-name="T134">One astronomical unit [km]</text:span></text:p>
      <text:p text:style-name="P56"><text:span text:style-name="T161"><text:tab/>g0<text:tab/><text:tab/><text:tab/></text:span><text:span text:style-name="T135">The Earth's gravitational acceleration at sea level [m s</text:span><text:span text:style-name="T163">-1</text:span><text:span text:style-name="T135">]</text:span></text:p>
      <text:p text:style-name="P56"><text:span text:style-name="T161"><text:tab/>timeunits<text:tab/><text:tab/></text:span><text:span text:style-name="T135">Some conversion constants to facilitate conversion between years, days, <text:tab/><text:tab/><text:tab/><text:tab/><text:tab/>weeks, etc.</text:span></text:p>
      <text:p text:style-name="P26"><text:span text:style-name="T25"/></text:p>
      <text:h text:style-name="Heading_20_2" text:outline-level="2"><text:span text:style-name="T166">Plugins</text:span></text:h>
      <text:p text:style-name="Text_20_body"><text:span text:style-name="T166"/></text:p>
      <text:h text:style-name="Heading_20_1" text:outline-level="1"><text:span text:style-name="T165">Algorithms</text:span></text:h>
      <text:h text:style-name="Heading_20_2" text:outline-level="2"><text:span text:style-name="T165">Ephemerides</text:span></text:h>
      <text:h text:style-name="Heading_20_3" text:outline-level="3"><text:span text:style-name="T165">Planets</text:span></text:h>
      <text:h text:style-name="Heading_20_3" text:outline-level="3"><text:span text:style-name="T165">Spacecraft</text:span></text:h>
      <text:h text:style-name="Heading_20_2" text:outline-level="2"><text:span text:style-name="T165">Optimizers</text:span></text:h>
      <text:h text:style-name="Heading_20_2" text:outline-level="2"><text:span text:style-name="T165">Integrators</text:span></text:h>
      <text:p text:style-name="Text_20_body"><text:span text:style-name="T165"/></text:p>
      <text:h text:style-name="Heading_20_2" text:outline-level="2"><text:soft-page-break/><text:span text:style-name="T166">Current plugins</text:span></text:h>
      <text:h text:style-name="Heading_20_3" text:outline-level="3"><text:span text:style-name="T166">Minimum time-dependent distance to other objects</text:span></text:h>
      <text:p text:style-name="Text_20_body"><text:span text:style-name="T165"/></text:p>
      <text:h text:style-name="Heading_20_1" text:outline-level="1"><text:span text:style-name="T167">Function Reference</text:span></text:h>
      <text:p text:style-name="P3"><text:span text:style-name="T25"/></text:p>
      <text:h text:style-name="P65" text:outline-level="1"><text:span text:style-name="T167">Future Work</text:span></text:h>
      <text:p text:style-name="P38"><text:span text:style-name="T167"/></text:p>
      <text:h text:style-name="Heading_20_2" text:outline-level="2"><text:span text:style-name="T167">Unfinished Features</text:span></text:h>
      <text:h text:style-name="Heading_20_2" text:outline-level="2"><text:span text:style-name="T25">Known Flaws and Problems</text:span></text:h>
      <text:p text:style-name="P3"><text:span text:style-name="T25"/></text:p>
      <text:h text:style-name="Heading_20_3" text:outline-level="3"><text:span text:style-name="T25">High Priority</text:span></text:h>
      <text:p text:style-name="P3"><text:span text:style-name="T25"/></text:p>
      <text:h text:style-name="Heading_20_3" text:outline-level="3"><text:span text:style-name="T25">Medium Priority</text:span></text:h>
      <text:list xml:id="list575434480" text:style-name="L1">
        <text:list-item>
          <text:p text:style-name="P30"><text:span text:style-name="T25">Although the </text:span><text:span text:style-name="T28">setappdata() </text:span><text:span text:style-name="T43">and</text:span><text:span text:style-name="T28"> getappdata() </text:span><text:span text:style-name="T43">mechanism works fine and is pretty easy to work with once you get the hang of it, there is another mechanism which is even better in terms of flexibility and scalability: </text:span><text:span text:style-name="T47">object oriented programming.</text:span><text:span text:style-name="T43"> </text:span><text:span text:style-name="T54">In this paradigm, data does not flow from function to function, but generally remains inside </text:span><text:span text:style-name="T47">objects</text:span><text:span text:style-name="T54"> (also called </text:span><text:span text:style-name="T47">classes</text:span><text:span text:style-name="T54">). The whole program would greatly benefit from re-writing it to an object-oriented approach, so that the whole </text:span><text:span text:style-name="T34">setappdata()/getappdata() </text:span><text:span text:style-name="T35">(</text:span><text:span text:style-name="T55">and perhaps even some of the datafields) could be eliminated. </text:span></text:p>
        </text:list-item>
        <text:list-item>
          <text:p text:style-name="P30"><text:span text:style-name="T152">Re-writing the program into classes would also do away with the various global variables. These variables have already been used sparingly, but nevertheless everywhere. Global variables have two main problems: </text:span></text:p>
          <text:list>
            <text:list-item>
              <text:p text:style-name="P30"><text:span text:style-name="T152">spooky action at a distance </text:span></text:p>
            </text:list-item>
            <text:list-item>
              <text:p text:style-name="P30"><text:span text:style-name="T152">Parallelisation is pretty much impossible. </text:span></text:p>
            </text:list-item>
          </text:list>
        </text:list-item>
      </text:list>
      <text:p text:style-name="P29"><text:span text:style-name="T152"><text:tab/>The first means that if you </text:span><text:span text:style-name="T142">accidentally</text:span><text:span text:style-name="T152"> change a global variable somewhere in a nested <text:tab/>function within </text:span><text:span text:style-name="T154">some</text:span><text:span text:style-name="T152"> subfunction which is called via an anonymous function passed through to <text:tab/>another complex function (you get the idea), it'll usually not produce an error, but rather some <text:tab/>strange results. It's extremely hard to track this sort of error down; it</text:span><text:span text:style-name="T3"> can consume quit a bit of <text:tab/>your precious time to hunt down this bug. The second problem is that the MATLAB parallel <text:tab/>computing toolbox cannot handle anything that uses global variables (this is not unusual for <text:tab/>parallel computation; </text:span><text:span text:style-name="T142">openMPI</text:span><text:span text:style-name="T3"> for instance</text:span><text:span text:style-name="T142"> </text:span><text:span text:style-name="T3">has trouble with globals too), which means the <text:tab/>program as it is now cannot run effectively on a multi-core computer, let alone a computer <text:tab/>cluster. </text:span></text:p>
      <text:list xml:id="list441869577" text:continue-numbering="true" text:style-name="L1">
        <text:list-item>
          <text:p text:style-name="P30"><text:soft-page-break/><text:span text:style-name="T152">placeholder</text:span></text:p>
        </text:list-item>
      </text:list>
      <text:p text:style-name="P3"><text:span text:style-name="T25"/></text:p>
      <text:h text:style-name="Heading_20_3" text:outline-level="3"><text:span text:style-name="T25">Low Priority</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Itme" svg:font-family="Itme"/>
    <style:font-face style:name="Lohit Hindi1" svg:font-family="'Lohit Hindi'"/>
    <style:font-face style:name="Lucidiatypewriter" svg:font-family="Lucidiatypewriter" style:font-family-generic="modern"/>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dy Oldenhuis</meta:initial-creator>
    <meta:creation-date>2010-10-05T20:16:36</meta:creation-date>
    <dc:date>2010-10-06T00:05:21</dc:date>
    <dc:creator>Rody Oldenhuis</dc:creator>
    <meta:editing-duration>PT03H31M34S</meta:editing-duration>
    <meta:editing-cycles>52</meta:editing-cycles>
    <meta:generator>OpenOffice.org/3.2$Unix OpenOffice.org_project/320m19$Build-9505</meta:generator>
    <meta:document-statistic meta:table-count="1" meta:image-count="0" meta:object-count="0" meta:page-count="11" meta:paragraph-count="284" meta:word-count="2786" meta:character-count="17596"/>
  </office:meta>
</office:document-meta>
</file>